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officeooo="http://openoffice.org/2009/office">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Body">
      <style:text-properties fo:color="#ff0000" style:font-name="Arial1" fo:font-size="12pt" fo:font-style="italic"/>
    </style:style>
    <style:style style:name="P3" style:family="paragraph" style:parent-style-name="Body" style:list-style-name="WW8Num25">
      <style:paragraph-properties fo:margin-left="0in" fo:margin-right="0in" fo:text-indent="0in" style:auto-text-indent="false"/>
    </style:style>
    <style:style style:name="P4" style:family="paragraph" style:parent-style-name="Body">
      <style:paragraph-properties fo:keep-with-next="always"/>
    </style:style>
    <style:style style:name="P5" style:family="paragraph" style:parent-style-name="Body" style:list-style-name="WW8Num29">
      <style:paragraph-properties fo:margin-left="0in" fo:margin-right="0in" fo:text-indent="0in" style:auto-text-indent="false"/>
    </style:style>
    <style:style style:name="P6" style:family="paragraph" style:parent-style-name="Bullet">
      <style:paragraph-properties fo:margin-left="0.8in" fo:margin-right="0in" fo:text-indent="-0.2374in" style:auto-text-indent="false"/>
      <style:text-properties fo:font-style="italic" style:font-style-asian="italic"/>
    </style:style>
    <style:style style:name="P7"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8" style:family="paragraph" style:parent-style-name="Bullet">
      <style:text-properties fo:font-style="italic" style:font-style-asian="italic"/>
    </style:style>
    <style:style style:name="P9" style:family="paragraph" style:parent-style-name="Body">
      <style:paragraph-properties fo:orphans="0" fo:widows="0"/>
    </style:style>
    <style:style style:name="P10" style:family="paragraph" style:parent-style-name="Heading_20_1">
      <style:paragraph-properties fo:orphans="0" fo:widows="0"/>
      <style:text-properties fo:font-style="italic" style:font-style-asian="italic"/>
    </style:style>
    <style:style style:name="P11" style:family="paragraph" style:parent-style-name="Non-break-blank">
      <style:paragraph-properties fo:orphans="0" fo:widows="0"/>
      <style:text-properties fo:font-style="italic" style:font-style-asian="italic"/>
    </style:style>
    <style:style style:name="P12" style:family="paragraph" style:parent-style-name="Heading_20_2">
      <style:paragraph-properties fo:orphans="0" fo:widows="0"/>
      <style:text-properties fo:font-style="italic" style:font-style-asian="italic"/>
    </style:style>
    <style:style style:name="P13" style:family="paragraph" style:parent-style-name="Standard">
      <style:paragraph-properties fo:orphans="0" fo:widows="0"/>
      <style:text-properties fo:font-style="italic" style:font-style-asian="italic"/>
    </style:style>
    <style:style style:name="P14" style:family="paragraph" style:parent-style-name="Heading_20_3">
      <style:paragraph-properties fo:orphans="0" fo:widows="0"/>
      <style:text-properties fo:font-style="italic" fo:font-weight="bold" style:font-style-asian="italic" style:font-weight-asian="bold"/>
    </style:style>
    <style:style style:name="P15" style:family="paragraph" style:parent-style-name="Bullet">
      <style:paragraph-properties fo:orphans="0" fo:widows="0"/>
      <style:text-properties fo:font-style="italic" style:font-style-asian="italic"/>
    </style:style>
    <style:style style:name="P16" style:family="paragraph" style:parent-style-name="Standard">
      <style:paragraph-properties fo:orphans="0" fo:widows="0"/>
      <style:text-properties fo:font-style="italic" fo:font-weight="bold" style:font-style-asian="italic" style:font-weight-asian="bold"/>
    </style:style>
    <style:style style:name="P17" style:family="paragraph" style:parent-style-name="CellBody">
      <style:paragraph-properties fo:margin-top="0in" fo:margin-bottom="0in" fo:line-height="100%" fo:orphans="0" fo:widows="0"/>
    </style:style>
    <style:style style:name="P18"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19"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20" style:family="paragraph" style:parent-style-name="Subbullet">
      <style:paragraph-properties>
        <style:tab-stops>
          <style:tab-stop style:position="0.9937in"/>
          <style:tab-stop style:position="1.0547in"/>
        </style:tab-stops>
      </style:paragraph-properties>
    </style:style>
    <style:style style:name="P21" style:family="paragraph" style:parent-style-name="Bullet">
      <style:paragraph-properties>
        <style:tab-stops>
          <style:tab-stop style:position="-0.2in"/>
          <style:tab-stop style:position="0in"/>
          <style:tab-stop style:position="0.3in"/>
        </style:tab-stops>
      </style:paragraph-properties>
    </style:style>
    <style:style style:name="P22" style:family="paragraph" style:parent-style-name="CBullet_20_-_20_Italic">
      <style:text-properties style:font-style-complex="normal"/>
    </style:style>
    <style:style style:name="P23"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4"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25" style:family="paragraph" style:parent-style-name="Body">
      <style:text-properties fo:font-weight="bold" style:font-weight-asian="bold"/>
    </style:style>
    <style:style style:name="P26" style:family="paragraph" style:parent-style-name="Heading_20_3">
      <style:paragraph-properties fo:keep-with-next="auto"/>
    </style:style>
    <style:style style:name="P27"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28"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29" style:family="paragraph" style:parent-style-name="Body">
      <style:paragraph-properties fo:margin-left="0.0008in" fo:margin-right="0in" fo:margin-top="0in" fo:margin-bottom="0.0693in" fo:orphans="2" fo:widows="2" fo:text-indent="0in" style:auto-text-indent="false" style:writing-mode="lr-tb"/>
    </style:style>
    <style:style style:name="P30"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31" style:family="paragraph" style:parent-style-name="Body">
      <style:paragraph-properties fo:margin-left="0.0008in" fo:margin-right="0in" fo:margin-top="0in" fo:margin-bottom="0.0693in" fo:text-indent="0in" style:auto-text-indent="false"/>
    </style:style>
    <style:style style:name="P32" style:family="paragraph" style:parent-style-name="Body" style:list-style-name="WW8Num15">
      <style:paragraph-properties fo:margin-left="0.0008in" fo:margin-right="0in" fo:margin-top="0in" fo:margin-bottom="0.0693in" fo:text-indent="0in" style:auto-text-indent="false"/>
    </style:style>
    <style:style style:name="P33" style:family="paragraph" style:parent-style-name="Body_20_Hidden">
      <style:text-properties style:use-window-font-color="true"/>
    </style:style>
    <style:style style:name="P34" style:family="paragraph" style:parent-style-name="Heading_20_3">
      <style:text-properties style:font-name="Times New Roman" fo:font-size="12pt" style:font-size-asian="12pt" style:font-size-complex="12pt"/>
    </style:style>
    <style:style style:name="P35" style:family="paragraph" style:parent-style-name="CellBody">
      <style:paragraph-properties style:snap-to-layout-grid="false"/>
    </style:style>
    <style:style style:name="P36" style:family="paragraph" style:parent-style-name="Body">
      <style:paragraph-properties fo:margin-left="0in" fo:margin-right="0in" fo:text-indent="0in" style:auto-text-indent="false"/>
    </style:style>
    <style:style style:name="P37" style:family="paragraph" style:parent-style-name="envelope_20_address">
      <style:text-properties fo:font-size="18pt" fo:font-weight="normal" style:font-size-asian="18pt" style:font-weight-asian="normal"/>
    </style:style>
    <style:style style:name="P38" style:family="paragraph" style:parent-style-name="Body">
      <style:text-properties fo:color="#ff0000" style:font-name="Arial1" fo:font-size="12pt" fo:font-style="italic"/>
    </style:style>
    <style:style style:name="P39" style:family="paragraph" style:parent-style-name="Body">
      <style:paragraph-properties fo:margin-left="0in" fo:margin-right="0in" fo:text-indent="0in" style:auto-text-indent="false"/>
    </style:style>
    <style:style style:name="P40" style:family="paragraph" style:parent-style-name="Body">
      <style:paragraph-properties fo:margin-left="0in" fo:margin-right="0in" fo:margin-top="0in" fo:margin-bottom="0in" fo:text-indent="0in" style:auto-text-indent="false"/>
    </style:style>
    <style:style style:name="P41" style:family="paragraph" style:parent-style-name="Standard">
      <style:paragraph-properties fo:margin-left="0in" fo:margin-right="0in" fo:margin-top="0.0693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42" style:family="paragraph" style:parent-style-name="Standard">
      <style:paragraph-properties fo:margin-left="0in" fo:margin-right="0in" fo:margin-top="0.1043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43" style:family="paragraph" style:parent-style-name="Standard">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44" style:family="paragraph" style:parent-style-name="CellBody">
      <style:paragraph-properties style:snap-to-layout-grid="false"/>
    </style:style>
    <style:style style:name="P45" style:family="paragraph" style:parent-style-name="Body_20_Hidden">
      <style:text-properties fo:font-style="italic" style:font-style-asian="italic"/>
    </style:style>
    <style:style style:name="P46" style:family="paragraph" style:parent-style-name="Body">
      <style:paragraph-properties fo:margin-left="0.5909in" fo:margin-right="0in" fo:text-indent="0in" style:auto-text-indent="false"/>
    </style:style>
    <style:style style:name="P47" style:family="paragraph" style:parent-style-name="Body">
      <style:paragraph-properties fo:margin-top="0in" fo:margin-bottom="0.0693in"/>
    </style:style>
    <style:style style:name="P48" style:family="paragraph" style:parent-style-name="Body">
      <style:paragraph-properties fo:margin-left="0.8752in" fo:margin-right="0in" fo:text-indent="0in" style:auto-text-indent="false"/>
    </style:style>
    <style:style style:name="P49" style:family="paragraph" style:parent-style-name="Body">
      <style:paragraph-properties fo:margin-left="0.8752in" fo:margin-right="0in" fo:text-indent="0in" style:auto-text-indent="false"/>
      <style:text-properties fo:language="fr" fo:country="FR"/>
    </style:style>
    <style:style style:name="P50" style:family="paragraph" style:parent-style-name="Body">
      <style:paragraph-properties fo:margin-left="0.8752in" fo:margin-right="0in" fo:text-align="justify" style:justify-single-word="false" fo:text-indent="0in" style:auto-text-indent="false"/>
    </style:style>
    <style:style style:name="P51" style:family="paragraph" style:parent-style-name="_31_Heading">
      <style:paragraph-properties fo:margin-left="0.6in" fo:margin-right="0in" fo:text-indent="-0.6in" style:auto-text-indent="false"/>
    </style:style>
    <style:style style:name="P52" style:family="paragraph" style:parent-style-name="_31_Heading">
      <style:paragraph-properties fo:margin-left="0.6008in" fo:margin-right="0in" fo:text-indent="-0.6008in" style:auto-text-indent="false">
        <style:tab-stops>
          <style:tab-stop style:position="-0.0008in"/>
        </style:tab-stops>
      </style:paragraph-properties>
    </style:style>
    <style:style style:name="P53" style:family="paragraph" style:parent-style-name="New">
      <style:text-properties fo:language="fr" fo:country="FR"/>
    </style:style>
    <style:style style:name="P54" style:family="paragraph" style:parent-style-name="New">
      <style:text-properties fo:font-weight="bold" style:font-weight-asian="bold"/>
    </style:style>
    <style:style style:name="P55" style:family="paragraph" style:parent-style-name="CellHeading">
      <style:paragraph-properties fo:text-align="center" style:justify-single-word="false" style:snap-to-layout-grid="false"/>
    </style:style>
    <style:style style:name="P56" style:family="paragraph" style:parent-style-name="Standard">
      <style:paragraph-properties fo:orphans="0" fo:widows="0"/>
      <style:text-properties fo:font-style="italic" style:font-style-asian="italic"/>
    </style:style>
    <style:style style:name="P57" style:family="paragraph" style:parent-style-name="Standard">
      <style:paragraph-properties fo:orphans="0" fo:widows="0"/>
      <style:text-properties fo:font-style="italic" fo:font-weight="bold" style:font-style-asian="italic" style:font-weight-asian="bold"/>
    </style:style>
    <style:style style:name="P58" style:family="paragraph" style:parent-style-name="Heading_20_1">
      <style:paragraph-properties fo:orphans="0" fo:widows="0"/>
      <style:text-properties fo:font-style="italic" style:font-style-asian="italic"/>
    </style:style>
    <style:style style:name="P59" style:family="paragraph" style:parent-style-name="Heading_20_1">
      <style:paragraph-properties fo:break-before="page"/>
    </style:style>
    <style:style style:name="P60" style:family="paragraph" style:parent-style-name="Body_20_Hidden">
      <style:text-properties style:use-window-font-color="true"/>
    </style:style>
    <style:style style:name="P61" style:family="paragraph" style:parent-style-name="Heading_20_3">
      <style:paragraph-properties fo:orphans="0" fo:widows="0"/>
      <style:text-properties fo:font-style="italic" fo:font-weight="bold" style:font-style-asian="italic" style:font-weight-asian="bold"/>
    </style:style>
    <style:style style:name="P62" style:family="paragraph" style:parent-style-name="Heading_20_3">
      <style:text-properties style:font-name="Times New Roman" fo:font-size="12pt" style:font-size-asian="12pt" style:font-size-complex="12pt"/>
    </style:style>
    <style:style style:name="P63" style:family="paragraph" style:parent-style-name="Heading_20_3">
      <style:paragraph-properties fo:keep-with-next="auto"/>
    </style:style>
    <style:style style:name="P64" style:family="paragraph" style:parent-style-name="Heading_20_2">
      <style:paragraph-properties fo:orphans="0" fo:widows="0"/>
      <style:text-properties fo:font-style="italic" style:font-style-asian="italic"/>
    </style:style>
    <style:style style:name="P65" style:family="paragraph" style:parent-style-name="Body">
      <style:text-properties fo:color="#ff0000" style:font-name="Arial1" fo:font-size="12pt" fo:font-style="italic"/>
    </style:style>
    <style:style style:name="P66" style:family="paragraph" style:parent-style-name="Body">
      <style:paragraph-properties fo:orphans="0" fo:widows="0"/>
    </style:style>
    <style:style style:name="P67" style:family="paragraph" style:parent-style-name="Body">
      <style:text-properties fo:font-weight="bold" style:font-weight-asian="bold"/>
    </style:style>
    <style:style style:name="P68" style:family="paragraph" style:parent-style-name="Body">
      <style:paragraph-properties fo:margin-left="0in" fo:margin-right="0in" fo:text-indent="0in" style:auto-text-indent="false"/>
    </style:style>
    <style:style style:name="P69" style:family="paragraph" style:parent-style-name="Body" style:list-style-name="WW8Num25">
      <style:paragraph-properties fo:margin-left="0in" fo:margin-right="0in" fo:text-indent="0in" style:auto-text-indent="false"/>
    </style:style>
    <style:style style:name="P70" style:family="paragraph" style:parent-style-name="Body" style:list-style-name="WW8Num29">
      <style:paragraph-properties fo:margin-left="0in" fo:margin-right="0in" fo:text-indent="0in" style:auto-text-indent="false"/>
    </style:style>
    <style:style style:name="P71" style:family="paragraph" style:parent-style-name="Body" style:list-style-name="WW8Num4">
      <style:paragraph-properties fo:margin-left="0in" fo:margin-right="0in" fo:text-indent="0in" style:auto-text-indent="false"/>
    </style:style>
    <style:style style:name="P72" style:family="paragraph" style:parent-style-name="Body">
      <style:paragraph-properties fo:margin-left="0.0008in" fo:margin-right="0in" fo:margin-top="0in" fo:margin-bottom="0.0693in" fo:orphans="2" fo:widows="2" fo:text-indent="0in" style:auto-text-indent="false" style:writing-mode="lr-tb"/>
    </style:style>
    <style:style style:name="P73"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74" style:family="paragraph" style:parent-style-name="Body">
      <style:paragraph-properties fo:margin-left="0.0008in" fo:margin-right="0in" fo:margin-top="0in" fo:margin-bottom="0.0693in" fo:text-indent="0in" style:auto-text-indent="false"/>
    </style:style>
    <style:style style:name="P75" style:family="paragraph" style:parent-style-name="Body" style:list-style-name="WW8Num15">
      <style:paragraph-properties fo:margin-left="0.0008in" fo:margin-right="0in" fo:margin-top="0in" fo:margin-bottom="0.0693in" fo:text-indent="0in" style:auto-text-indent="false"/>
    </style:style>
    <style:style style:name="P76" style:family="paragraph" style:parent-style-name="Body">
      <style:paragraph-properties fo:keep-with-next="always"/>
    </style:style>
    <style:style style:name="P77" style:family="paragraph" style:parent-style-name="Bullet">
      <style:text-properties fo:font-style="italic" style:font-style-asian="italic"/>
    </style:style>
    <style:style style:name="P78" style:family="paragraph" style:parent-style-name="Bullet">
      <style:paragraph-properties fo:orphans="0" fo:widows="0"/>
      <style:text-properties fo:font-style="italic" style:font-style-asian="italic"/>
    </style:style>
    <style:style style:name="P79"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80" style:family="paragraph" style:parent-style-name="Bullet">
      <style:paragraph-properties>
        <style:tab-stops>
          <style:tab-stop style:position="-0.2in"/>
          <style:tab-stop style:position="0in"/>
          <style:tab-stop style:position="0.3in"/>
        </style:tab-stops>
      </style:paragraph-properties>
    </style:style>
    <style:style style:name="P81"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82"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83"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84"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85"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86" style:family="paragraph" style:parent-style-name="Bullet">
      <style:paragraph-properties fo:margin-left="0.8in" fo:margin-right="0in" fo:text-indent="-0.2374in" style:auto-text-indent="false"/>
      <style:text-properties fo:font-style="italic" style:font-style-asian="italic"/>
    </style:style>
    <style:style style:name="P87"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88" style:family="paragraph" style:parent-style-name="CellBody">
      <style:paragraph-properties style:snap-to-layout-grid="false"/>
    </style:style>
    <style:style style:name="P89" style:family="paragraph" style:parent-style-name="CellBody">
      <style:paragraph-properties fo:margin-top="0in" fo:margin-bottom="0in" fo:line-height="100%" fo:orphans="0" fo:widows="0"/>
    </style:style>
    <style:style style:name="P90" style:family="paragraph" style:parent-style-name="envelope_20_address" style:master-page-name="Standard">
      <style:paragraph-properties style:page-number="auto"/>
    </style:style>
    <style:style style:name="P91" style:family="paragraph" style:parent-style-name="envelope_20_address">
      <style:text-properties fo:font-size="18pt" fo:font-weight="normal" style:font-size-asian="18pt" style:font-weight-asian="normal"/>
    </style:style>
    <style:style style:name="P92" style:family="paragraph" style:parent-style-name="Non-break-blank">
      <style:paragraph-properties fo:orphans="0" fo:widows="0"/>
      <style:text-properties fo:font-style="italic" style:font-style-asian="italic"/>
    </style:style>
    <style:style style:name="P93" style:family="paragraph" style:parent-style-name="Subbullet">
      <style:paragraph-properties>
        <style:tab-stops>
          <style:tab-stop style:position="0.9937in"/>
          <style:tab-stop style:position="1.0547in"/>
        </style:tab-stops>
      </style:paragraph-properties>
    </style:style>
    <style:style style:name="P94" style:family="paragraph" style:parent-style-name="CBullet_20_-_20_Italic">
      <style:text-properties style:font-style-complex="normal"/>
    </style:style>
    <style:style style:name="T1" style:family="text">
      <style:text-properties officeooo:rsid="0009638d"/>
    </style:style>
    <style:style style:name="T2" style:family="text"/>
    <style:style style:name="T3" style:family="text">
      <style:text-properties officeooo:rsid="00120c7b"/>
    </style:style>
    <style:style style:name="T4" style:family="text">
      <style:text-properties fo:font-style="italic" style:font-style-asian="italic"/>
    </style:style>
    <style:style style:name="T5" style:family="text">
      <style:text-properties fo:font-size="11pt" style:font-size-asian="11pt"/>
    </style:style>
    <style:style style:name="T6" style:family="text">
      <style:text-properties style:font-name="Times" fo:font-style="italic" style:font-style-asian="italic"/>
    </style:style>
    <style:style style:name="T7" style:family="text">
      <style:text-properties style:font-name="Times"/>
    </style:style>
    <style:style style:name="T8" style:family="text">
      <style:text-properties style:font-name="Courier" fo:font-style="italic" fo:font-weight="bold" style:font-style-asian="italic" style:font-weight-asian="bold"/>
    </style:style>
    <style:style style:name="T9" style:family="text">
      <style:text-properties style:font-name="Courier" fo:font-weight="bold" style:font-weight-asian="bold"/>
    </style:style>
    <style:style style:name="T10" style:family="text">
      <style:text-properties fo:font-style="italic" style:font-style-asian="italic" style:font-style-complex="italic"/>
    </style:style>
    <style:style style:name="T11" style:family="text">
      <style:text-properties fo:font-weight="bold" style:font-weight-asian="bold"/>
    </style:style>
    <style:style style:name="T12" style:family="text">
      <style:text-properties style:font-name="Times" fo:font-weight="bold" style:font-weight-asian="bold"/>
    </style:style>
    <style:style style:name="T13" style:family="text">
      <style:text-properties style:text-underline-style="solid" style:text-underline-width="auto" style:text-underline-color="font-color"/>
    </style:style>
    <style:style style:name="T14" style:family="text">
      <style:text-properties officeooo:rsid="0010c64a"/>
    </style:style>
    <style:style style:name="T15"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16" style:family="text">
      <style:text-properties style:use-window-font-color="true"/>
    </style:style>
    <style:style style:name="T17" style:family="text">
      <style:text-properties officeooo:rsid="0016e9ff"/>
    </style:style>
    <style:style style:name="T18" style:family="text">
      <style:text-properties officeooo:rsid="000edad4"/>
    </style:style>
    <style:style style:name="T19" style:family="text">
      <style:text-properties officeooo:rsid="0009638d"/>
    </style:style>
    <style:style style:name="T20" style:family="text">
      <style:text-properties officeooo:rsid="00120c7b"/>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size-complex="12pt"/>
    </style:style>
    <style:style style:name="T24" style:family="text">
      <style:text-properties fo:font-style="italic" fo:font-weight="bold" style:font-style-asian="italic" style:font-weight-asian="bold"/>
    </style:style>
    <style:style style:name="T25" style:family="text">
      <style:text-properties fo:font-size="11pt" style:font-size-asian="11pt"/>
    </style:style>
    <style:style style:name="T26" style:family="text">
      <style:text-properties fo:font-size="11pt" fo:font-style="italic" style:font-size-asian="11pt" style:font-style-asian="italic"/>
    </style:style>
    <style:style style:name="T27" style:family="text">
      <style:text-properties style:font-name="Times"/>
    </style:style>
    <style:style style:name="T28" style:family="text">
      <style:text-properties style:font-name="Times" fo:font-style="italic" style:font-style-asian="italic"/>
    </style:style>
    <style:style style:name="T29" style:family="text">
      <style:text-properties style:font-name="Times" fo:font-weight="bold" style:font-weight-asian="bold"/>
    </style:style>
    <style:style style:name="T30" style:family="text">
      <style:text-properties style:font-name="Times" fo:font-style="normal" fo:font-weight="bold" style:font-style-asian="normal" style:font-weight-asian="bold"/>
    </style:style>
    <style:style style:name="T31" style:family="text">
      <style:text-properties style:font-name="Courier" fo:font-weight="bold" style:font-weight-asian="bold"/>
    </style:style>
    <style:style style:name="T32" style:family="text">
      <style:text-properties style:font-name="Courier" fo:font-style="italic" fo:font-weight="bold" style:font-style-asian="italic" style:font-weight-asian="bold"/>
    </style:style>
    <style:style style:name="T33" style:family="text">
      <style:text-properties fo:font-weight="bold" style:font-weight-asian="bold"/>
    </style:style>
    <style:style style:name="T34" style:family="text">
      <style:text-properties style:text-underline-style="solid" style:text-underline-width="auto" style:text-underline-color="font-color"/>
    </style:style>
    <style:style style:name="T35" style:family="text">
      <style:text-properties officeooo:rsid="0010c64a"/>
    </style:style>
    <style:style style:name="T36" style:family="text">
      <style:text-properties style:use-window-font-color="true"/>
    </style:style>
    <style:style style:name="T37"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38"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officeooo:rsid="0010c64a"/>
    </style:style>
    <style:style style:name="T39" style:family="text">
      <style:text-properties officeooo:rsid="0016e9ff"/>
    </style:style>
    <style:style style:name="T40" style:family="text">
      <style:text-properties fo:language="fr" fo:country="FR"/>
    </style:style>
    <style:style style:name="T41" style:family="text">
      <style:text-properties fo:language="fr" fo:country="FR" fo:font-style="italic" style:font-style-asian="italic"/>
    </style:style>
    <style:style style:name="T42" style:family="text">
      <style:text-properties fo:font-style="normal" style:font-style-asian="normal"/>
    </style:style>
    <style:style style:name="T43" style:family="text">
      <style:text-properties style:font-size-complex="12pt"/>
    </style:style>
    <style:style style:name="T44" style:family="text">
      <style:text-properties officeooo:rsid="000aae4d"/>
    </style:style>
    <style:style style:name="T45" style:family="text">
      <style:text-properties officeooo:rsid="000ce290"/>
    </style:style>
    <style:style style:name="T46" style:family="text">
      <style:text-properties officeooo:rsid="001550a0"/>
    </style:style>
    <style:style style:name="T47" style:family="text">
      <style:text-properties fo:color="#000000"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style>
    <style:style style:name="T48" style:family="text">
      <style:text-properties fo:color="#000000"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officeooo:rsid="0016e9ff"/>
    </style:style>
    <style:style style:name="T49" style:family="text">
      <style:text-properties fo:color="#000000" style:text-outline="false" style:text-line-through-style="none" fo:font-style="normal" fo:text-shadow="none" style:text-underline-style="none" fo:font-weight="normal" style:font-name-asian="Arial Unicode MS" style:font-style-asian="normal" style:font-weight-asian="normal" style:font-name-complex="Arial Unicode MS" style:font-style-complex="normal" style:font-weight-complex="normal" style:text-emphasize="none"/>
    </style:style>
    <style:style style:name="T50" style:family="text">
      <style:text-properties style:font-name-asian="Arial" style:font-name-complex="Arial"/>
    </style:style>
    <style:style style:name="T51" style:family="text">
      <style:text-properties officeooo:rsid="0018ad5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tracked-changes>
        <text:changed-region text:id="ct47227808">
          <text:deletion>
            <office:change-info>
              <dc:creator>Johnny Willemsen</dc:creator>
              <dc:date>2010-08-05T15:04:00</dc:date>
            </office:change-info>
            <text:p text:style-name="P1">Native</text:p>
          </text:deletion>
        </text:changed-region>
        <text:changed-region text:id="ct47228416">
          <text:insertion>
            <office:change-info>
              <dc:creator>Johnny Willemsen</dc:creator>
              <dc:date>2010-08-05T15:04:00</dc:date>
            </office:change-info>
          </text:insertion>
        </text:changed-region>
        <text:changed-region text:id="ct47228768">
          <text:insertion>
            <office:change-info>
              <dc:creator>Johnny Willemsen</dc:creator>
              <dc:date>2010-08-05T15:04:00</dc:date>
            </office:change-info>
          </text:insertion>
        </text:changed-region>
        <text:changed-region text:id="ct47229088">
          <text:deletion>
            <office:change-info>
              <dc:creator>Johnny Willemsen</dc:creator>
              <dc:date>2010-08-05T15:04:00</dc:date>
            </office:change-info>
            <text:p text:style-name="P1">DDS </text:p>
          </text:deletion>
        </text:changed-region>
        <text:changed-region text:id="ct47229632">
          <text:insertion>
            <office:change-info>
              <dc:creator>Johnny Willemsen</dc:creator>
              <dc:date>2010-08-05T15:04:00</dc:date>
            </office:change-info>
          </text:insertion>
        </text:changed-region>
        <text:changed-region text:id="ct47229280">
          <text:deletion>
            <office:change-info>
              <dc:creator>Johnny Willemsen</dc:creator>
              <dc:date>2010-08-05T15:04:00</dc:date>
            </office:change-info>
            <text:p text:style-name="New"><text:span text:style-name="T1">08</text:span></text:p>
          </text:deletion>
        </text:changed-region>
        <text:changed-region text:id="ct47230704">
          <text:deletion>
            <office:change-info>
              <dc:creator>Johnny Willemsen</dc:creator>
              <dc:date>2010-08-05T15:04:00</dc:date>
            </office:change-info>
            <text:p text:style-name="New">03</text:p>
          </text:deletion>
        </text:changed-region>
        <text:changed-region text:id="ct47230896">
          <text:deletion>
            <office:change-info>
              <dc:creator>Johnny Willemsen</dc:creator>
              <dc:date>2010-08-05T15:04:00</dc:date>
            </office:change-info>
            <text:p text:style-name="New">04</text:p>
          </text:deletion>
        </text:changed-region>
        <text:changed-region text:id="ct47231088">
          <text:insertion>
            <office:change-info>
              <dc:creator>Johnny Willemsen</dc:creator>
              <dc:date>2010-08-05T15:04:00</dc:date>
            </office:change-info>
          </text:insertion>
        </text:changed-region>
        <text:changed-region text:id="ct47231280">
          <text:insertion>
            <office:change-info>
              <dc:creator>Mark Hayman</dc:creator>
              <dc:date>2010-08-18T23:04:00</dc:date>
            </office:change-info>
          </text:insertion>
        </text:changed-region>
        <text:changed-region text:id="ct47231472">
          <text:insertion>
            <office:change-info>
              <dc:creator>Johnny Willemsen</dc:creator>
              <dc:date>2010-08-05T15:04:00</dc:date>
            </office:change-info>
          </text:insertion>
        </text:changed-region>
        <text:changed-region text:id="ct47231664">
          <text:deletion>
            <office:change-info>
              <dc:creator>Mark Hayman</dc:creator>
              <dc:date>2010-08-18T23:05:00</dc:date>
            </office:change-info>
            <text:p text:style-name="Body"><text:span text:style-name="T1">currently has a </text:span></text:p>
          </text:deletion>
        </text:changed-region>
        <text:changed-region text:id="ct47231856">
          <text:insertion>
            <office:change-info>
              <dc:creator>Johnny Willemsen</dc:creator>
              <dc:date>2010-08-05T15:04:00</dc:date>
            </office:change-info>
          </text:insertion>
        </text:changed-region>
        <text:changed-region text:id="ct47232048">
          <text:deletion>
            <office:change-info>
              <dc:creator>Mark Hayman</dc:creator>
              <dc:date>2010-08-18T23:05:00</dc:date>
            </office:change-info>
            <text:p text:style-name="Body"><text:span text:style-name="T1">but this mapping </text:span></text:p>
          </text:deletion>
        </text:changed-region>
        <text:changed-region text:id="ct47232240">
          <text:insertion>
            <office:change-info>
              <dc:creator>Johnny Willemsen</dc:creator>
              <dc:date>2010-08-05T15:04:00</dc:date>
            </office:change-info>
          </text:insertion>
        </text:changed-region>
        <text:changed-region text:id="ct47232704">
          <text:insertion>
            <office:change-info>
              <dc:creator>Johnny Willemsen</dc:creator>
              <dc:date>2010-08-05T15:05:00</dc:date>
            </office:change-info>
          </text:insertion>
        </text:changed-region>
        <text:changed-region text:id="ct47232896">
          <text:deletion>
            <office:change-info>
              <dc:creator>Mark Hayman</dc:creator>
              <dc:date>2010-08-18T23:09:00</dc:date>
            </office:change-info>
            <text:p text:style-name="Body"><text:span text:style-name="T1">is working on</text:span></text:p>
          </text:deletion>
        </text:changed-region>
        <text:changed-region text:id="ct47233248">
          <text:insertion>
            <office:change-info>
              <dc:creator>Mark Hayman</dc:creator>
              <dc:date>2010-08-18T23:09:00</dc:date>
            </office:change-info>
          </text:insertion>
        </text:changed-region>
        <text:changed-region text:id="ct47233712">
          <text:insertion>
            <office:change-info>
              <dc:creator>Johnny Willemsen</dc:creator>
              <dc:date>2010-08-05T15:05:00</dc:date>
            </office:change-info>
          </text:insertion>
        </text:changed-region>
        <text:changed-region text:id="ct47234176">
          <text:insertion>
            <office:change-info>
              <dc:creator>Mark Hayman</dc:creator>
              <dc:date>2010-08-18T23:09:00</dc:date>
            </office:change-info>
          </text:insertion>
        </text:changed-region>
        <text:changed-region text:id="ct47234640">
          <text:insertion>
            <office:change-info>
              <dc:creator>Johnny Willemsen</dc:creator>
              <dc:date>2010-08-05T15:05:00</dc:date>
            </office:change-info>
          </text:insertion>
        </text:changed-region>
        <text:changed-region text:id="ct47235104">
          <text:insertion>
            <office:change-info>
              <dc:creator>Mark Hayman</dc:creator>
              <dc:date>2010-08-18T23:13:00</dc:date>
            </office:change-info>
          </text:insertion>
        </text:changed-region>
        <text:changed-region text:id="ct47236384">
          <text:insertion>
            <office:change-info>
              <dc:creator>Johnny Willemsen</dc:creator>
              <dc:date>2010-08-05T15:05:00</dc:date>
            </office:change-info>
          </text:insertion>
        </text:changed-region>
        <text:changed-region text:id="ct47236848">
          <text:insertion>
            <office:change-info>
              <dc:creator>Johnny Willemsen</dc:creator>
              <dc:date>2010-08-05T15:06:00</dc:date>
            </office:change-info>
          </text:insertion>
        </text:changed-region>
        <text:changed-region text:id="ct47237040">
          <text:deletion>
            <office:change-info>
              <dc:creator>Mark Hayman</dc:creator>
              <dc:date>2010-08-18T23:21:00</dc:date>
            </office:change-info>
            <text:p text:style-name="Body"><text:span text:style-name="T1">new</text:span></text:p>
          </text:deletion>
        </text:changed-region>
        <text:changed-region text:id="ct47237392">
          <text:insertion>
            <office:change-info>
              <dc:creator>Mark Hayman</dc:creator>
              <dc:date>2010-08-18T23:21:00</dc:date>
            </office:change-info>
          </text:insertion>
        </text:changed-region>
        <text:changed-region text:id="ct47237856">
          <text:insertion>
            <office:change-info>
              <dc:creator>Johnny Willemsen</dc:creator>
              <dc:date>2010-08-05T15:06:00</dc:date>
            </office:change-info>
          </text:insertion>
        </text:changed-region>
        <text:changed-region text:id="ct47238048">
          <text:deletion>
            <office:change-info>
              <dc:creator>Mark Hayman</dc:creator>
              <dc:date>2010-08-18T23:18:00</dc:date>
            </office:change-info>
            <text:p text:style-name="Body"><text:span text:style-name="T1">has less pitfalls and is</text:span></text:p>
          </text:deletion>
        </text:changed-region>
        <text:changed-region text:id="ct47238400">
          <text:insertion>
            <office:change-info>
              <dc:creator>Mark Hayman</dc:creator>
              <dc:date>2010-08-18T23:18:00</dc:date>
            </office:change-info>
          </text:insertion>
        </text:changed-region>
        <text:changed-region text:id="ct46953632">
          <text:insertion>
            <office:change-info>
              <dc:creator>Johnny Willemsen</dc:creator>
              <dc:date>2010-08-05T15:06:00</dc:date>
            </office:change-info>
          </text:insertion>
        </text:changed-region>
        <text:changed-region text:id="ct45763136">
          <text:deletion>
            <office:change-info>
              <dc:creator>Mark Hayman</dc:creator>
              <dc:date>2010-08-18T23:16:00</dc:date>
            </office:change-info>
            <text:p text:style-name="Body">ask fore W</text:p>
          </text:deletion>
        </text:changed-region>
        <text:changed-region text:id="ct47236576">
          <text:deletion>
            <office:change-info>
              <dc:creator>Johnny Willemsen</dc:creator>
              <dc:date>2010-08-05T15:06:00</dc:date>
            </office:change-info>
            <text:p text:style-name="Body">The Data Distribution Service for Real-time Systems<text:span text:style-name="Footnote_20_Symbol"><text:note text:id="ftn1" text:note-class="footnote"><text:note-citation>0</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47235296">
          <text:insertion>
            <office:change-info>
              <dc:creator>Mark Hayman</dc:creator>
              <dc:date>2010-08-18T23:16:00</dc:date>
            </office:change-info>
          </text:insertion>
        </text:changed-region>
        <text:changed-region text:id="ct47235488">
          <text:insertion>
            <office:change-info>
              <dc:creator>Johnny Willemsen</dc:creator>
              <dc:date>2010-08-05T15:07:00</dc:date>
            </office:change-info>
          </text:insertion>
        </text:changed-region>
        <text:changed-region text:id="ct47239808">
          <text:insertion>
            <office:change-info>
              <dc:creator>Mark Hayman</dc:creator>
              <dc:date>2010-08-18T23:24:00</dc:date>
            </office:change-info>
          </text:insertion>
        </text:changed-region>
        <text:changed-region text:id="ct47240000">
          <text:insertion>
            <office:change-info>
              <dc:creator>Johnny Willemsen</dc:creator>
              <dc:date>2010-08-05T15:07:00</dc:date>
            </office:change-info>
          </text:insertion>
        </text:changed-region>
        <text:changed-region text:id="ct47240192">
          <text:insertion>
            <office:change-info>
              <dc:creator>Mark Hayman</dc:creator>
              <dc:date>2010-08-18T23:24:00</dc:date>
            </office:change-info>
          </text:insertion>
        </text:changed-region>
        <text:changed-region text:id="ct47240384">
          <text:insertion>
            <office:change-info>
              <dc:creator>Johnny Willemsen</dc:creator>
              <dc:date>2010-08-05T15:07:00</dc:date>
            </office:change-info>
          </text:insertion>
        </text:changed-region>
        <text:changed-region text:id="ct47240576">
          <text:deletion>
            <office:change-info>
              <dc:creator>Mark Hayman</dc:creator>
              <dc:date>2010-08-18T23:24:00</dc:date>
            </office:change-info>
            <text:p text:style-name="Body"><text:span text:style-name="T1"><text:s/>mapping</text:span></text:p>
          </text:deletion>
        </text:changed-region>
        <text:changed-region text:id="ct47240768">
          <text:insertion>
            <office:change-info>
              <dc:creator>Johnny Willemsen</dc:creator>
              <dc:date>2010-08-05T15:07:00</dc:date>
            </office:change-info>
          </text:insertion>
        </text:changed-region>
        <text:changed-region text:id="ct47240960">
          <text:insertion>
            <office:change-info>
              <dc:creator>Mark Hayman</dc:creator>
              <dc:date>2010-08-18T23:22:00</dc:date>
            </office:change-info>
          </text:insertion>
        </text:changed-region>
        <text:changed-region text:id="ct45767264">
          <text:deletion>
            <office:change-info>
              <dc:creator>Mark Hayman</dc:creator>
              <dc:date>2010-08-18T23:26:00</dc:date>
            </office:change-info>
            <text:p text:style-name="Body"><text:span text:style-name="T1">This RFP doesn't </text:span><text:span text:style-name="T3">search for </text:span><text:span text:style-name="T1">chang</text:span><text:span text:style-name="T3">es to</text:span><text:span text:style-name="T1"> the existing mapping</text:span></text:p>
          </text:deletion>
        </text:changed-region>
        <text:changed-region text:id="ct47241152">
          <text:insertion>
            <office:change-info>
              <dc:creator>Johnny Willemsen</dc:creator>
              <dc:date>2010-08-17T10:40:00</dc:date>
            </office:change-info>
          </text:insertion>
        </text:changed-region>
        <text:changed-region text:id="ct45740272">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47241344">
          <text:insertion>
            <office:change-info>
              <dc:creator>Johnny Willemsen</dc:creator>
              <dc:date>2010-08-18T11:56:00</dc:date>
            </office:change-info>
          </text:insertion>
        </text:changed-region>
        <text:changed-region text:id="ct47242448">
          <text:deletion>
            <office:change-info>
              <dc:creator>Johnny Willemsen</dc:creator>
              <dc:date>2010-08-18T11:56:00</dc:date>
            </office:change-info>
            <text:p text:style-name="P2">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Body">Portability of any subsystem is relative to the subsystems on which it depends. The collection of subsystems that a given subsystem depends upon is often loosely called the <text:span text:style-name="T4">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1819222917" text:style-name="WW8Num25">
              <text:list-item>
                <text:p text:style-name="P3"><text:span text:style-name="T4">Model</text:span> - A model is a representation of a part of the function, structure and/or behavior of an application or system. A <text:span text:style-name="T4">representation</text:span> is said to be <text:span text:style-name="T4">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4">representation</text:span> that is not <text:span text:style-name="T4">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3"><text:span text:style-name="T4">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3"><text:span text:style-name="T4">Platform Independent Model (PIM)</text:span> – A model of a subsystem that contains no information specific to the platform, or the technology that is used to realize it. <text:s/></text:p>
              </text:list-item>
              <text:list-item>
                <text:p text:style-name="P3"><text:span text:style-name="T4">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3"><text:span text:style-name="T4">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4">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1978136022" text:style-name="WW8Num29">
              <text:list-item>
                <text:p text:style-name="P5"><text:span text:style-name="T4">Languages</text:span> – e.g. IDL for interface specification, UML for model specification, OCL for constraint specification, etc.</text:p>
              </text:list-item>
              <text:list-item>
                <text:p text:style-name="P5"><text:span text:style-name="T4">Mappings</text:span> – e.g. Mapping of OMG IDL to specific implementation languages (CORBA PIM to Implementation Language PSMs), UML Profile for EDOC (PIM) to CCM (CORBA PSM) and EJB (Java PSM), CORBA (PSM) to COM (PSM) etc.</text:p>
              </text:list-item>
              <text:list-item>
                <text:p text:style-name="P5"><text:span text:style-name="T4">Services</text:span> – e.g. Naming Service [NS], Transaction Service [OTS], Security Service [SEC], Trading Object Service [TOS] etc.</text:p>
              </text:list-item>
              <text:list-item>
                <text:p text:style-name="P5"><text:span text:style-name="T4">Platforms</text:span> – e.g. CORBA [CORBA].</text:p>
              </text:list-item>
              <text:list-item>
                <text:p text:style-name="P5"><text:span text:style-name="T4">Protocols</text:span> – e.g. GIOP/IIOP [CORBA] (both structure and exchange protocol), XML Metadata Interchange [XMI] (structure specification usable as payload on multiple exchange protocols).</text:p>
              </text:list-item>
              <text:list-item>
                <text:p text:style-name="P5"><text:span text:style-name="T4">Domain Specific Standards</text:span> – e.g. Data Acquisition from Industrial Systems (Manufacturing) [DAIS], <text:span text:style-name="T5">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P2">Object Management Architecture (OMA) is a distributed object computing platform architecture within MDA that is related to ISO’s Reference Model of Open Distributed Processing RM-ODP[RM-ODP]. CORBA and any extensions to it are based on OMA. For information on OMA see [OMA].</text:p>
          </text:deletion>
        </text:changed-region>
        <text:changed-region text:id="ct47242640">
          <text:insertion>
            <office:change-info>
              <dc:creator>Johnny Willemsen</dc:creator>
              <dc:date>2010-08-18T11:56:00</dc:date>
            </office:change-info>
          </text:insertion>
        </text:changed-region>
        <text:changed-region text:id="ct47241696">
          <text:insertion>
            <office:change-info>
              <dc:creator>Johnny Willemsen</dc:creator>
              <dc:date>2010-08-18T11:57:00</dc:date>
            </office:change-info>
          </text:insertion>
        </text:changed-region>
        <text:changed-region text:id="ct47244384">
          <text:deletion>
            <office:change-info>
              <dc:creator>Johnny Willemsen</dc:creator>
              <dc:date>2010-08-18T11:56:00</dc:date>
            </office:change-info>
            <text:p text:style-name="Body">Introduction</text:p>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4">Request for Proposals </text:span>(RFP) are issued by a <text:span text:style-name="T4">Technology Committee</text:span> (TC), typically upon the recommendation of a <text:span text:style-name="T4">Task Force</text:span> (TF) and duly endorsed by the <text:span text:style-name="T4">Architecture Board</text:span> (AB).</text:p>
            <text:p text:style-name="Body">Submissions to RFPs are evaluated by the TF that initiated the RFP. Selected specifications are <text:span text:style-name="T4">recommended</text:span> to the parent TC after being <text:span text:style-name="T4">reviewed</text:span> for technical merit and consistency with MDA and other adopted specifications and <text:span text:style-name="T4">endorsed</text:span> by the AB. The parent TC of the initiating TF then votes to <text:span text:style-name="T6">recommend adoption</text:span> to the OMG Board of Directors (BoD). The BoD acts on the recommendation to complete the adoption process.</text:p>
            <text:p text:style-name="Body">For more detailed information on the adoption process see the <text:span text:style-name="T6">Policies and Procedures of the OMG Technical Process </text:span><text:span text:style-name="T7">[P&amp;P</text:span>] and the <text:span text:style-name="T4">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4">Development</text:span><text:span text:style-name="T8"> </text:span><text:span text:style-name="T4">and</text:span><text:span text:style-name="T8"> </text:span><text:span text:style-name="T4">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6">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489874456" text:style-name="WW8Num10">
              <text:list-item>
                <text:p text:style-name="P7">Voter Registration</text:p>
              </text:list-item>
            </text:list>
            <text:p text:style-name="CBullet">Interested OMG members, other than Trial, Press and Analyst members, <text:s/></text:p>
          </text:deletion>
        </text:changed-region>
        <text:changed-region text:id="ct47244192">
          <text:deletion>
            <office:change-info>
              <dc:creator>Johnny Willemsen</dc:creator>
              <dc:date>2010-08-10T14:32:00</dc:date>
            </office:change-info>
            <text:p text:style-name="CBullet"><text:s/></text:p>
          </text:deletion>
        </text:changed-region>
        <text:changed-region text:id="ct47241888">
          <text:deletion>
            <office:change-info>
              <dc:creator>Johnny Willemsen</dc:creator>
              <dc:date>2010-08-18T11:56:00</dc:date>
            </office:change-info>
            <text:p text:style-name="CBullet">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p>
            <text:p text:style-name="P8">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8">Revision Phase</text:p>
            <text:p text:style-name="CBullet">During this time submitters have the opportunity to revise their Submissions, if they so choose.</text:p>
            <text:p text:style-name="P8">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8">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4">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9">Submitters are expected to actively contribute to the evaluation process.</text:p>
            <text:p text:style-name="P9"/>
            <text:p text:style-name="P9"/>
            <text:p text:style-name="P9">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6">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10" text:outline-level="1" text:is-list-header="true">Commercial considerations in OMG technology adoption</text:h>
            <text:p text:style-name="P11"/>
            <text:h text:style-name="P12" text:outline-level="2" text:is-list-header="true">A1<text:tab/>Introduction</text:h>
            <text:p text:style-name="P11"/>
            <text:p text:style-name="P13">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2" text:outline-level="2" text:is-list-header="true">A2<text:tab/>Business Committee evaluation criteria</text:h>
            <text:p text:style-name="P11"/>
            <text:h text:style-name="P14" text:outline-level="3" text:is-list-header="true">A2.1<text:tab/>Viable to implement across platforms</text:h>
            <text:p text:style-name="P11"/>
            <text:p text:style-name="P13">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4" text:outline-level="3" text:is-list-header="true">A2.2<text:tab/>Commercial availability</text:h>
            <text:p text:style-name="P11"/>
            <text:p text:style-name="P13">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15">A public product announcement with a shipping date within the time limit.</text:p>
            <text:p text:style-name="P15">Demonstration of a prototype implementation and accompanying draft user documentation.</text:p>
            <text:p text:style-name="P13">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4" text:outline-level="3" text:is-list-header="true">A2.3<text:tab/>Access to Intellectual Property Rights</text:h>
            <text:p text:style-name="P16"/>
            <text:p text:style-name="P13">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3"/>
            <text:p text:style-name="P13">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4" text:outline-level="3" text:is-list-header="true">A2.4<text:tab/>Publication of the specification</text:h>
            <text:p text:style-name="P11"/>
            <text:p text:style-name="P13">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4" text:outline-level="3" text:is-list-header="true">A2.5<text:tab/>Continuing support</text:h>
            <text:p text:style-name="P11"/>
            <text:p text:style-name="P17">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9"><text:tab/></text:span>“This specification has completed the design phase and is in the process of being prototyped.”</text:p>
            <text:p text:style-name="CBullet"><text:span text:style-name="T9"><text:tab/></text:span>“An implementation of this specification has been in beta-test for 4 months.”</text:p>
            <text:p text:style-name="CBullet"><text:span text:style-name="T9"><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10">All submissions</text:span><text:span text:style-name="T4">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9">•<text:tab/></text:span>Submissions that are concise and easy to read will inevitably receive more consideration.</text:p>
            <text:p text:style-name="Bullet"><text:span text:style-name="T9">•<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78020237" text:style-name="WW8Num3">
              <text:list-item>
                <text:p text:style-name="P18">The key words "<text:span text:style-name="T11">must</text:span>", "<text:span text:style-name="T11">must not</text:span>", "<text:span text:style-name="T11">required</text:span>", "<text:span text:style-name="T11">shall</text:span>", "<text:span text:style-name="T11">shall not</text:span>", "<text:span text:style-name="T11">should</text:span>", "<text:span text:style-name="T11">should not</text:span>", "<text:span text:style-name="T11">recommended</text:span>", <text:s/>"<text:span text:style-name="T11">may</text:span>", and "<text:span text:style-name="T11">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19">A cover page carrying the following information:</text:p>
            <text:list xml:id="list1345370111" text:continue-list="list78020237" text:style-name="WW8Num3">
              <text:list-item text:start-value="1">
                <text:p text:style-name="Subbullet">The full name of the submission</text:p>
              </text:list-item>
              <text:list-item>
                <text:p text:style-name="P20">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1">List of OMG members making the submission (see 4.1) listing exactly which members are making the submission, so that submitters can be matched with LOI responders and their current eligibility can be verified.</text:p>
            <text:p text:style-name="P21">Copyright waiver (see 4.7), in a form acceptable to the OMG. </text:p>
            <text:p text:style-name="CBullet">One acceptable form is:</text:p>
            <text:p text:style-name="P22">“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1718963273" text:style-name="WW8Num28">
              <text:list-item>
                <text:p text:style-name="P23">Overview or guide to the material in the submission</text:p>
              </text:list-item>
              <text:list-item>
                <text:p text:style-name="P23">Overall design rationale (if appropriate)</text:p>
              </text:list-item>
              <text:list-item>
                <text:p text:style-name="P23">Statement of proof of concept (see 4.8)</text:p>
              </text:list-item>
              <text:list-item>
                <text:p text:style-name="P23">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1068149955" text:style-name="WW8Num19">
              <text:list-item>
                <text:p text:style-name="P24">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4">.</text:span></text:p>
            <text:p text:style-name="P25">PART III</text:p>
            <text:p text:style-name="Bullet">Changes or extensions required to adopted OMG specifications </text:p>
            <text:p text:style-name="P22">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6">RFP Submissions Desk</text:span><text:span text:style-name="T12"> </text:span>(<text:a xlink:type="simple" xlink:href="mailto:omg-documents@omg.org"><text:span text:style-name="Internet_20_link"><text:span text:style-name="T4">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p>
          </text:deletion>
        </text:changed-region>
        <text:changed-region text:id="ct47244800">
          <text:insertion>
            <office:change-info>
              <dc:creator>Johnny Willemsen</dc:creator>
              <dc:date>2010-08-18T11:57:00</dc:date>
            </office:change-info>
          </text:insertion>
        </text:changed-region>
        <text:changed-region text:id="ct47244992">
          <text:insertion>
            <office:change-info>
              <dc:creator>Johnny Willemsen</dc:creator>
              <dc:date>2010-08-18T11:57:00</dc:date>
            </office:change-info>
          </text:insertion>
        </text:changed-region>
        <text:changed-region text:id="ct47245184">
          <text:deletion>
            <office:change-info>
              <dc:creator>Johnny Willemsen</dc:creator>
              <dc:date>2010-08-18T11:57:00</dc:date>
            </office:change-info>
            <text:p text:style-name="P2">Requirements</text:p>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26" text:outline-level="3">Proposals shall be <text:span text:style-name="T6">precise </text:span>and<text:span text:style-name="T6"> functionally complete</text:span>. All relevant assumptions and context required for implementing the specification shall be provided.</text:h>
            <text:h text:style-name="P26" text:outline-level="3">Proposals shall specify <text:span text:style-name="T4">conformance criteria</text:span> that clearly state what features all implementations must support and which features (if any) may <text:span text:style-name="T6">optionally</text:span> be supported.</text:h>
            <text:h text:style-name="P26" text:outline-level="3">Proposals shall <text:span text:style-name="T4">reuse</text:span> existing OMG and other standard specifications in preference to defining new models to specify similar functionality.</text:h>
            <text:h text:style-name="P26" text:outline-level="3">Proposals shall justify and fully specify any <text:span text:style-name="T6">changes or extensions</text:span> required to existing OMG specifications. In general, OMG favors proposals that are <text:span text:style-name="T6">upwards compatible</text:span> with existing standards and that minimize changes and extensions to existing specifications.</text:h>
            <text:h text:style-name="P26" text:outline-level="3">Proposals shall factor out functionality that could be used in different contexts and specify their models, interfaces, etc. separately. Such <text:span text:style-name="T6">minimalism </text:span>fosters re-use and avoids functional duplication.</text:h>
            <text:h text:style-name="P26" text:outline-level="3">Proposals shall use or depend on other specifications only where it is actually necessary. While re-use of existing specifications to avoid duplication will be encouraged, proposals should avoid gratuitous use.</text:h>
            <text:h text:style-name="P26" text:outline-level="3">Proposals shall be <text:span text:style-name="T6">compatible</text:span> with and <text:span text:style-name="T4">usable</text:span> with existing specifications from OMG and other standards bodies, as appropriate. Separate specifications offering distinct functionality should be usable together where it makes sense to do so.</text:h>
            <text:h text:style-name="P26" text:outline-level="3">Proposals shall preserve maximum <text:span text:style-name="T6">implementation flexibility</text:span>. Implementation descriptions should not be included and proposals shall not constrain implementations any more than is necessary to promote interoperability.</text:h>
            <text:h text:style-name="P26" text:outline-level="3">Proposals shall allow <text:span text:style-name="T6">independent implementations</text:span> that are <text:span text:style-name="T6">substitutable</text:span> and <text:span text:style-name="T6">interoperable</text:span>. An implementation should be replaceable by an alternative implementation without requiring changes to any client.</text:h>
            <text:h text:style-name="P26"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1196177667" text:style-name="WW8Num12">
              <text:list-item>
                <text:p text:style-name="P27">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417948769" text:style-name="WW8Num9">
              <text:list-item>
                <text:p text:style-name="P28">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28">Explicitly <text:span text:style-name="T13">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P2">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47245376">
          <text:insertion>
            <office:change-info>
              <dc:creator>Johnny Willemsen</dc:creator>
              <dc:date>2010-08-10T14:36:00</dc:date>
            </office:change-info>
          </text:insertion>
        </text:changed-region>
        <text:changed-region text:id="ct47245568">
          <text:insertion>
            <office:change-info>
              <dc:creator>Mark Hayman</dc:creator>
              <dc:date>2010-08-18T23:31:00</dc:date>
            </office:change-info>
          </text:insertion>
        </text:changed-region>
        <text:changed-region text:id="ct47245760">
          <text:deletion>
            <office:change-info>
              <dc:creator>Mark Hayman</dc:creator>
              <dc:date>2010-08-18T23:31:00</dc:date>
            </office:change-info>
            <text:p text:style-name="Body">For </text:p>
          </text:deletion>
        </text:changed-region>
        <text:changed-region text:id="ct47245952">
          <text:insertion>
            <office:change-info>
              <dc:creator>Johnny Willemsen</dc:creator>
              <dc:date>2010-08-10T14:36:00</dc:date>
            </office:change-info>
          </text:insertion>
        </text:changed-region>
        <text:changed-region text:id="ct47247008">
          <text:insertion>
            <office:change-info>
              <dc:creator>Mark Hayman</dc:creator>
              <dc:date>2010-08-18T23:31:00</dc:date>
            </office:change-info>
          </text:insertion>
        </text:changed-region>
        <text:changed-region text:id="ct47247200">
          <text:deletion>
            <office:change-info>
              <dc:creator>Mark Hayman</dc:creator>
              <dc:date>2010-08-18T23:31:00</dc:date>
            </office:change-info>
            <text:p text:style-name="Body">we currently have the </text:p>
          </text:deletion>
        </text:changed-region>
        <text:changed-region text:id="ct47247392">
          <text:insertion>
            <office:change-info>
              <dc:creator>Johnny Willemsen</dc:creator>
              <dc:date>2010-08-10T14:36:00</dc:date>
            </office:change-info>
          </text:insertion>
        </text:changed-region>
        <text:changed-region text:id="ct47082448">
          <text:deletion>
            <office:change-info>
              <dc:creator>Mark Hayman</dc:creator>
              <dc:date>2010-08-18T23:37:00</dc:date>
            </office:change-info>
            <text:p text:style-name="Body"><text:s/></text:p>
          </text:deletion>
        </text:changed-region>
        <text:changed-region text:id="ct47247776">
          <text:deletion>
            <office:change-info>
              <dc:creator>Mark Hayman</dc:creator>
              <dc:date>2010-08-18T23:31:00</dc:date>
            </office:change-info>
            <text:p text:style-name="Body">mapping</text:p>
          </text:deletion>
        </text:changed-region>
        <text:changed-region text:id="ct47247584">
          <text:deletion>
            <office:change-info>
              <dc:creator>Mark Hayman</dc:creator>
              <dc:date>2010-08-18T23:36:00</dc:date>
            </office:change-info>
            <text:p text:style-name="Body">C++ </text:p>
          </text:deletion>
        </text:changed-region>
        <text:changed-region text:id="ct47247968">
          <text:insertion>
            <office:change-info>
              <dc:creator>Johnny Willemsen</dc:creator>
              <dc:date>2010-08-10T14:36:00</dc:date>
            </office:change-info>
          </text:insertion>
        </text:changed-region>
        <text:changed-region text:id="ct47248160">
          <text:deletion>
            <office:change-info>
              <dc:creator>Mark Hayman</dc:creator>
              <dc:date>2010-08-18T23:32:00</dc:date>
            </office:change-info>
            <text:p text:style-name="Body"/>
            <text:p text:style-name="Body"/>
          </text:deletion>
        </text:changed-region>
        <text:changed-region text:id="ct47248352">
          <text:insertion>
            <office:change-info>
              <dc:creator>Mark Hayman</dc:creator>
              <dc:date>2010-08-18T23:37:00</dc:date>
            </office:change-info>
          </text:insertion>
        </text:changed-region>
        <text:changed-region text:id="ct47083952">
          <text:insertion>
            <office:change-info>
              <dc:creator>Mark Hayman</dc:creator>
              <dc:date>2010-08-18T23:32:00</dc:date>
            </office:change-info>
          </text:insertion>
        </text:changed-region>
        <text:changed-region text:id="ct47248544">
          <text:deletion>
            <office:change-info>
              <dc:creator>Mark Hayman</dc:creator>
              <dc:date>2010-08-18T23:32:00</dc:date>
            </office:change-info>
            <text:p text:style-name="Body">The C++ mapping has</text:p>
          </text:deletion>
        </text:changed-region>
        <text:changed-region text:id="ct47248736">
          <text:insertion>
            <office:change-info>
              <dc:creator>Johnny Willemsen</dc:creator>
              <dc:date>2010-08-10T14:36:00</dc:date>
            </office:change-info>
          </text:insertion>
        </text:changed-region>
        <text:changed-region text:id="ct47248928">
          <text:deletion>
            <office:change-info>
              <dc:creator>Mark Hayman</dc:creator>
              <dc:date>2010-08-18T23:37:00</dc:date>
            </office:change-info>
            <text:p text:style-name="Body">people</text:p>
          </text:deletion>
        </text:changed-region>
        <text:changed-region text:id="ct47249120">
          <text:insertion>
            <office:change-info>
              <dc:creator>Mark Hayman</dc:creator>
              <dc:date>2010-08-18T23:37:00</dc:date>
            </office:change-info>
          </text:insertion>
        </text:changed-region>
        <text:changed-region text:id="ct47249312">
          <text:insertion>
            <office:change-info>
              <dc:creator>Johnny Willemsen</dc:creator>
              <dc:date>2010-08-10T14:36:00</dc:date>
            </office:change-info>
          </text:insertion>
        </text:changed-region>
        <text:changed-region text:id="ct47249504">
          <text:deletion>
            <office:change-info>
              <dc:creator>Mark Hayman</dc:creator>
              <dc:date>2010-08-18T23:38:00</dc:date>
            </office:change-info>
            <text:p text:style-name="Body">the newer</text:p>
          </text:deletion>
        </text:changed-region>
        <text:changed-region text:id="ct47249696">
          <text:insertion>
            <office:change-info>
              <dc:creator>Mark Hayman</dc:creator>
              <dc:date>2010-08-18T23:38:00</dc:date>
            </office:change-info>
          </text:insertion>
        </text:changed-region>
        <text:changed-region text:id="ct47249888">
          <text:insertion>
            <office:change-info>
              <dc:creator>Johnny Willemsen</dc:creator>
              <dc:date>2010-08-10T14:36:00</dc:date>
            </office:change-info>
          </text:insertion>
        </text:changed-region>
        <text:changed-region text:id="ct47250080">
          <text:deletion>
            <office:change-info>
              <dc:creator>Mark Hayman</dc:creator>
              <dc:date>2010-08-18T23:38:00</dc:date>
            </office:change-info>
            <text:p text:style-name="Body">like</text:p>
          </text:deletion>
        </text:changed-region>
        <text:changed-region text:id="ct47091120">
          <text:insertion>
            <office:change-info>
              <dc:creator>Mark Hayman</dc:creator>
              <dc:date>2010-08-18T23:38:00</dc:date>
            </office:change-info>
          </text:insertion>
        </text:changed-region>
        <text:changed-region text:id="ct47250272">
          <text:insertion>
            <office:change-info>
              <dc:creator>Johnny Willemsen</dc:creator>
              <dc:date>2010-08-10T14:36:00</dc:date>
            </office:change-info>
          </text:insertion>
        </text:changed-region>
        <text:changed-region text:id="ct47250464">
          <text:deletion>
            <office:change-info>
              <dc:creator>Mark Hayman</dc:creator>
              <dc:date>2010-08-18T23:38:00</dc:date>
            </office:change-info>
            <text:p text:style-name="Body"><text:s/></text:p>
          </text:deletion>
        </text:changed-region>
        <text:changed-region text:id="ct47086880">
          <text:insertion>
            <office:change-info>
              <dc:creator>Mark Hayman</dc:creator>
              <dc:date>2010-08-18T23:40:00</dc:date>
            </office:change-info>
          </text:insertion>
        </text:changed-region>
        <text:changed-region text:id="ct47091824">
          <text:deletion>
            <office:change-info>
              <dc:creator>Mark Hayman</dc:creator>
              <dc:date>2010-08-18T23:43:00</dc:date>
            </office:change-info>
            <text:p text:style-name="Body"><text:span text:style-name="T14"/></text:p>
            <text:p text:style-name="Body"><text:span text:style-name="T14"/></text:p>
          </text:deletion>
        </text:changed-region>
        <text:changed-region text:id="ct47092160">
          <text:insertion>
            <office:change-info>
              <dc:creator>Johnny Willemsen</dc:creator>
              <dc:date>2010-08-10T14:36:00</dc:date>
            </office:change-info>
          </text:insertion>
        </text:changed-region>
        <text:changed-region text:id="ct47091312">
          <text:insertion>
            <office:change-info>
              <dc:creator>Mark Hayman</dc:creator>
              <dc:date>2010-08-18T23:38:00</dc:date>
            </office:change-info>
          </text:insertion>
        </text:changed-region>
        <text:changed-region text:id="ct47091504">
          <text:insertion>
            <office:change-info>
              <dc:creator>Johnny Willemsen</dc:creator>
              <dc:date>2010-08-10T14:36:00</dc:date>
            </office:change-info>
          </text:insertion>
        </text:changed-region>
        <text:changed-region text:id="ct47092960">
          <text:deletion>
            <office:change-info>
              <dc:creator>Mark Hayman</dc:creator>
              <dc:date>2010-08-18T23:39:00</dc:date>
            </office:change-info>
            <text:p text:style-name="Body"><text:span text:style-name="T14">is working on a</text:span></text:p>
          </text:deletion>
        </text:changed-region>
        <text:changed-region text:id="ct47250656">
          <text:insertion>
            <office:change-info>
              <dc:creator>Mark Hayman</dc:creator>
              <dc:date>2010-08-18T23:39:00</dc:date>
            </office:change-info>
          </text:insertion>
        </text:changed-region>
        <text:changed-region text:id="ct47250848">
          <text:insertion>
            <office:change-info>
              <dc:creator>Johnny Willemsen</dc:creator>
              <dc:date>2010-08-10T14:36:00</dc:date>
            </office:change-info>
          </text:insertion>
        </text:changed-region>
        <text:changed-region text:id="ct47251040">
          <text:deletion>
            <office:change-info>
              <dc:creator>Mark Hayman</dc:creator>
              <dc:date>2010-08-18T23:45:00</dc:date>
            </office:change-info>
            <text:p text:style-name="Body">We</text:p>
          </text:deletion>
        </text:changed-region>
        <text:changed-region text:id="ct47094096">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491019193"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47251232">
          <text:insertion>
            <office:change-info>
              <dc:creator>Mark Hayman</dc:creator>
              <dc:date>2010-08-18T23:45:00</dc:date>
            </office:change-info>
          </text:insertion>
        </text:changed-region>
        <text:changed-region text:id="ct47093568">
          <text:deletion>
            <office:change-info>
              <dc:creator>Mark Hayman</dc:creator>
              <dc:date>2010-08-18T23:46:00</dc:date>
            </office:change-info>
            <text:p text:style-name="Body"><text:s/></text:p>
          </text:deletion>
        </text:changed-region>
        <text:changed-region text:id="ct47251424">
          <text:deletion>
            <office:change-info>
              <dc:creator>Mark Hayman</dc:creator>
              <dc:date>2010-08-18T23:45:00</dc:date>
            </office:change-info>
            <text:p text:style-name="Body"><text:s/>are searching</text:p>
          </text:deletion>
        </text:changed-region>
        <text:changed-region text:id="ct47251616">
          <text:insertion>
            <office:change-info>
              <dc:creator>Mark Hayman</dc:creator>
              <dc:date>2010-08-18T23:46:00</dc:date>
            </office:change-info>
          </text:insertion>
        </text:changed-region>
        <text:changed-region text:id="ct47251808">
          <text:insertion>
            <office:change-info>
              <dc:creator>Johnny Willemsen</dc:creator>
              <dc:date>2010-08-10T14:40:00</dc:date>
            </office:change-info>
          </text:insertion>
        </text:changed-region>
        <text:changed-region text:id="ct47252000">
          <text:insertion>
            <office:change-info>
              <dc:creator>Mark Hayman</dc:creator>
              <dc:date>2010-08-18T23:46:00</dc:date>
            </office:change-info>
          </text:insertion>
        </text:changed-region>
        <text:changed-region text:id="ct47252192">
          <text:insertion>
            <office:change-info>
              <dc:creator>Johnny Willemsen</dc:creator>
              <dc:date>2010-08-10T14:40:00</dc:date>
            </office:change-info>
          </text:insertion>
        </text:changed-region>
        <text:changed-region text:id="ct47095296">
          <text:insertion>
            <office:change-info>
              <dc:creator>Johnny Willemsen</dc:creator>
              <dc:date>2010-08-10T14:41:00</dc:date>
            </office:change-info>
          </text:insertion>
        </text:changed-region>
        <text:changed-region text:id="ct47252384">
          <text:deletion>
            <office:change-info>
              <dc:creator>Johnny Willemsen</dc:creator>
              <dc:date>2010-08-10T14:41:00</dc:date>
            </office:change-info>
            <text:p text:style-name="Body"><text:span text:style-name="T14">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span></text:p>
          </text:deletion>
        </text:changed-region>
        <text:changed-region text:id="ct47105008">
          <text:insertion>
            <office:change-info>
              <dc:creator>Johnny Willemsen</dc:creator>
              <dc:date>2010-08-10T14:41:00</dc:date>
            </office:change-info>
          </text:insertion>
        </text:changed-region>
        <text:changed-region text:id="ct47252576">
          <text:insertion>
            <office:change-info>
              <dc:creator>Mark Hayman</dc:creator>
              <dc:date>2010-08-18T23:49:00</dc:date>
            </office:change-info>
          </text:insertion>
        </text:changed-region>
        <text:changed-region text:id="ct47252768">
          <text:deletion>
            <office:change-info>
              <dc:creator>Mark Hayman</dc:creator>
              <dc:date>2010-08-18T23:50:00</dc:date>
            </office:change-info>
            <text:p text:style-name="Body"><text:span text:style-name="T14">:</text:span></text:p>
          </text:deletion>
        </text:changed-region>
        <text:changed-region text:id="ct47097072">
          <text:insertion>
            <office:change-info>
              <dc:creator>Mark Hayman</dc:creator>
              <dc:date>2010-08-18T23:50:00</dc:date>
            </office:change-info>
          </text:insertion>
        </text:changed-region>
        <text:changed-region text:id="ct47252960">
          <text:insertion>
            <office:change-info>
              <dc:creator>Mark Hayman</dc:creator>
              <dc:date>2010-08-18T23:51:00</dc:date>
            </office:change-info>
          </text:insertion>
        </text:changed-region>
        <text:changed-region text:id="ct47256208">
          <text:deletion>
            <office:change-info>
              <dc:creator>Mark Hayman</dc:creator>
              <dc:date>2010-08-18T23:46:00</dc:date>
            </office:change-info>
            <text:p text:style-name="P29"><text:span text:style-name="T15"><text:s/>should blanguage mapping</text:span></text:p>
          </text:deletion>
        </text:changed-region>
        <text:changed-region text:id="ct47253568">
          <text:deletion>
            <office:change-info>
              <dc:creator>Johnny Willemsen</dc:creator>
              <dc:date>2010-08-10T14:42:00</dc:date>
            </office:change-info>
            <text:p text:style-name="P29"><text:span text:style-name="T15">PSMs</text:span></text:p>
          </text:deletion>
        </text:changed-region>
        <text:changed-region text:id="ct47253376">
          <text:deletion>
            <office:change-info>
              <dc:creator>Mark Hayman</dc:creator>
              <dc:date>2010-08-18T23:46:00</dc:date>
            </office:change-info>
            <text:p text:style-name="P29"><text:span text:style-name="T15">The new </text:span></text:p>
          </text:deletion>
        </text:changed-region>
        <text:changed-region text:id="ct47253152">
          <text:deletion>
            <office:change-info>
              <dc:creator>Johnny Willemsen</dc:creator>
              <dc:date>2010-08-10T14:41:00</dc:date>
            </office:change-info>
            <text:list xml:id="list227862042" text:style-name="WW8Num15">
              <text:list-item>
                <text:p text:style-name="P30">More specifically: </text:p>
              </text:list-item>
              <text:list-item>
                <text:p text:style-name="P30"><text:span text:style-name="T15"/></text:p>
              </text:list-item>
            </text:list>
          </text:deletion>
        </text:changed-region>
        <text:changed-region text:id="ct47256400">
          <text:insertion>
            <office:change-info>
              <dc:creator>Mark Hayman</dc:creator>
              <dc:date>2010-08-18T23:49:00</dc:date>
            </office:change-info>
          </text:insertion>
        </text:changed-region>
        <text:changed-region text:id="ct47256592">
          <text:format-change>
            <office:change-info>
              <dc:creator>Mark Hayman</dc:creator>
              <dc:date>2010-08-18T23:28:00</dc:date>
            </office:change-info>
          </text:format-change>
        </text:changed-region>
        <text:changed-region text:id="ct47256784">
          <text:insertion>
            <office:change-info>
              <dc:creator>Mark Hayman</dc:creator>
              <dc:date>2010-08-18T23:46:00</dc:date>
            </office:change-info>
          </text:insertion>
        </text:changed-region>
        <text:changed-region text:id="ct47256976">
          <text:insertion>
            <office:change-info>
              <dc:creator>Mark Hayman</dc:creator>
              <dc:date>2010-08-18T23:47:00</dc:date>
            </office:change-info>
          </text:insertion>
        </text:changed-region>
        <text:changed-region text:id="ct47257168">
          <text:format-change>
            <office:change-info>
              <dc:creator>Mark Hayman</dc:creator>
              <dc:date>2010-08-18T23:28:00</dc:date>
            </office:change-info>
          </text:format-change>
        </text:changed-region>
        <text:changed-region text:id="ct47111328">
          <text:deletion>
            <office:change-info>
              <dc:creator>Mark Hayman</dc:creator>
              <dc:date>2010-08-18T23:46:00</dc:date>
            </office:change-info>
            <text:p text:style-name="P29"><text:span text:style-name="T15">ones</text:span></text:p>
          </text:deletion>
        </text:changed-region>
        <text:changed-region text:id="ct47257360">
          <text:deletion>
            <office:change-info>
              <dc:creator>Johnny Willemsen</dc:creator>
              <dc:date>2010-08-10T14:42:00</dc:date>
            </office:change-info>
            <text:p text:style-name="P29"><text:span text:style-name="T15">PSM</text:span></text:p>
          </text:deletion>
        </text:changed-region>
        <text:changed-region text:id="ct47257552">
          <text:insertion>
            <office:change-info>
              <dc:creator>Mark Hayman</dc:creator>
              <dc:date>2010-08-18T23:46:00</dc:date>
            </office:change-info>
          </text:insertion>
        </text:changed-region>
        <text:changed-region text:id="ct47257744">
          <text:format-change>
            <office:change-info>
              <dc:creator>Mark Hayman</dc:creator>
              <dc:date>2010-08-18T23:28:00</dc:date>
            </office:change-info>
          </text:format-change>
        </text:changed-region>
        <text:changed-region text:id="ct47257936">
          <text:format-change>
            <office:change-info>
              <dc:creator>Mark Hayman</dc:creator>
              <dc:date>2010-08-18T23:28:00</dc:date>
            </office:change-info>
          </text:format-change>
        </text:changed-region>
        <text:changed-region text:id="ct47258128">
          <text:deletion>
            <office:change-info>
              <dc:creator>Mark Hayman</dc:creator>
              <dc:date>2010-08-18T23:47:00</dc:date>
            </office:change-info>
            <text:p text:style-name="P29"><text:span text:style-name="T15">the</text:span></text:p>
          </text:deletion>
        </text:changed-region>
        <text:changed-region text:id="ct47121776">
          <text:insertion>
            <office:change-info>
              <dc:creator>Mark Hayman</dc:creator>
              <dc:date>2010-08-18T23:47:00</dc:date>
            </office:change-info>
          </text:insertion>
        </text:changed-region>
        <text:changed-region text:id="ct47258320">
          <text:format-change>
            <office:change-info>
              <dc:creator>Mark Hayman</dc:creator>
              <dc:date>2010-08-18T23:28:00</dc:date>
            </office:change-info>
          </text:format-change>
        </text:changed-region>
        <text:changed-region text:id="ct47258512">
          <text:deletion>
            <office:change-info>
              <dc:creator>Mark Hayman</dc:creator>
              <dc:date>2010-08-18T23:48:00</dc:date>
            </office:change-info>
            <text:p text:style-name="P29"><text:span text:style-name="T15">accomplish exactly the same tasks as</text:span></text:p>
          </text:deletion>
        </text:changed-region>
        <text:changed-region text:id="ct47258704">
          <text:insertion>
            <office:change-info>
              <dc:creator>Mark Hayman</dc:creator>
              <dc:date>2010-08-18T23:48:00</dc:date>
            </office:change-info>
          </text:insertion>
        </text:changed-region>
        <text:changed-region text:id="ct47258896">
          <text:insertion>
            <office:change-info>
              <dc:creator>Mark Hayman</dc:creator>
              <dc:date>2010-08-18T23:49:00</dc:date>
            </office:change-info>
          </text:insertion>
        </text:changed-region>
        <text:changed-region text:id="ct47259280">
          <text:deletion>
            <office:change-info>
              <dc:creator>Johnny Willemsen</dc:creator>
              <dc:date>2010-08-10T14:42:00</dc:date>
            </office:change-info>
            <text:p text:style-name="P29"><text:span text:style-name="T15">PSM</text:span></text:p>
          </text:deletion>
        </text:changed-region>
        <text:changed-region text:id="ct47259088">
          <text:deletion>
            <office:change-info>
              <dc:creator>Mark Hayman</dc:creator>
              <dc:date>2010-08-18T23:49:00</dc:date>
            </office:change-info>
            <text:p text:style-name="P29"><text:span text:style-name="T15"><text:s/>using the existing </text:span></text:p>
          </text:deletion>
        </text:changed-region>
        <text:changed-region text:id="ct47259472">
          <text:insertion>
            <office:change-info>
              <dc:creator>Johnny Willemsen</dc:creator>
              <dc:date>2010-08-10T14:42:00</dc:date>
            </office:change-info>
          </text:insertion>
        </text:changed-region>
        <text:changed-region text:id="ct47259776">
          <text:format-change>
            <office:change-info>
              <dc:creator>Mark Hayman</dc:creator>
              <dc:date>2010-08-18T23:28:00</dc:date>
            </office:change-info>
          </text:format-change>
        </text:changed-region>
        <text:changed-region text:id="ct47111520">
          <text:deletion>
            <office:change-info>
              <dc:creator>Mark Hayman</dc:creator>
              <dc:date>2010-08-18T23:51:00</dc:date>
            </office:change-info>
            <text:p text:style-name="P31">different</text:p>
          </text:deletion>
        </text:changed-region>
        <text:changed-region text:id="ct47121472">
          <text:insertion>
            <office:change-info>
              <dc:creator>Mark Hayman</dc:creator>
              <dc:date>2010-08-18T23:51:00</dc:date>
            </office:change-info>
          </text:insertion>
        </text:changed-region>
        <text:changed-region text:id="ct47113872">
          <text:deletion>
            <office:change-info>
              <dc:creator>Johnny Willemsen</dc:creator>
              <dc:date>2010-08-10T14:42:00</dc:date>
            </office:change-info>
            <text:p text:style-name="P31">PSMs</text:p>
          </text:deletion>
        </text:changed-region>
        <text:changed-region text:id="ct47259968">
          <text:insertion>
            <office:change-info>
              <dc:creator>Johnny Willemsen</dc:creator>
              <dc:date>2010-08-10T14:42:00</dc:date>
            </office:change-info>
          </text:insertion>
        </text:changed-region>
        <text:changed-region text:id="ct47260160">
          <text:insertion>
            <office:change-info>
              <dc:creator>Mark Hayman</dc:creator>
              <dc:date>2010-08-18T23:51:00</dc:date>
            </office:change-info>
          </text:insertion>
        </text:changed-region>
        <text:changed-region text:id="ct47260352">
          <text:insertion>
            <office:change-info>
              <dc:creator>Johnny Willemsen</dc:creator>
              <dc:date>2010-08-10T14:42:00</dc:date>
            </office:change-info>
          </text:insertion>
        </text:changed-region>
        <text:changed-region text:id="ct47128576">
          <text:deletion>
            <office:change-info>
              <dc:creator>Johnny Willemsen</dc:creator>
              <dc:date>2010-08-17T10:41:00</dc:date>
            </office:change-info>
            <text:p text:style-name="P31">interoperate</text:p>
          </text:deletion>
        </text:changed-region>
        <text:changed-region text:id="ct47260544">
          <text:insertion>
            <office:change-info>
              <dc:creator>Johnny Willemsen</dc:creator>
              <dc:date>2010-08-17T10:41:00</dc:date>
            </office:change-info>
          </text:insertion>
        </text:changed-region>
        <text:changed-region text:id="ct47260736">
          <text:insertion>
            <office:change-info>
              <dc:creator>Mark Hayman</dc:creator>
              <dc:date>2010-08-18T23:52:00</dc:date>
            </office:change-info>
          </text:insertion>
        </text:changed-region>
        <text:changed-region text:id="ct47128880">
          <text:deletion>
            <office:change-info>
              <dc:creator>Mark Hayman</dc:creator>
              <dc:date>2010-08-18T23:52:00</dc:date>
            </office:change-info>
            <text:p text:style-name="P31">, i.e., an</text:p>
          </text:deletion>
        </text:changed-region>
        <text:changed-region text:id="ct47260928">
          <text:insertion>
            <office:change-info>
              <dc:creator>Mark Hayman</dc:creator>
              <dc:date>2010-08-18T23:52:00</dc:date>
            </office:change-info>
          </text:insertion>
        </text:changed-region>
        <text:changed-region text:id="ct47261120">
          <text:insertion>
            <office:change-info>
              <dc:creator>Mark Hayman</dc:creator>
              <dc:date>2010-08-18T23:52:00</dc:date>
            </office:change-info>
          </text:insertion>
        </text:changed-region>
        <text:changed-region text:id="ct47261312">
          <text:insertion>
            <office:change-info>
              <dc:creator>Mark Hayman</dc:creator>
              <dc:date>2010-08-18T23:53:00</dc:date>
            </office:change-info>
          </text:insertion>
        </text:changed-region>
        <text:changed-region text:id="ct47261504">
          <text:deletion>
            <office:change-info>
              <dc:creator>Mark Hayman</dc:creator>
              <dc:date>2010-08-18T23:53:00</dc:date>
            </office:change-info>
            <text:p text:style-name="P31">that communicates with another one </text:p>
          </text:deletion>
        </text:changed-region>
        <text:changed-region text:id="ct47261696">
          <text:deletion>
            <office:change-info>
              <dc:creator>Mark Hayman</dc:creator>
              <dc:date>2010-08-18T23:53:00</dc:date>
            </office:change-info>
            <text:p text:style-name="P31">the</text:p>
          </text:deletion>
        </text:changed-region>
        <text:changed-region text:id="ct47261888">
          <text:insertion>
            <office:change-info>
              <dc:creator>Mark Hayman</dc:creator>
              <dc:date>2010-08-18T23:53:00</dc:date>
            </office:change-info>
          </text:insertion>
        </text:changed-region>
        <text:changed-region text:id="ct47130640">
          <text:deletion>
            <office:change-info>
              <dc:creator>Mark Hayman</dc:creator>
              <dc:date>2010-08-18T23:53:00</dc:date>
            </office:change-info>
            <text:p text:style-name="P31"><text:s/></text:p>
          </text:deletion>
        </text:changed-region>
        <text:changed-region text:id="ct47129984">
          <text:deletion>
            <office:change-info>
              <dc:creator>Johnny Willemsen</dc:creator>
              <dc:date>2010-08-10T14:42:00</dc:date>
            </office:change-info>
            <text:list xml:id="list1281517765" text:continue-numbering="true" text:style-name="WW8Num15">
              <text:list-item>
                <text:p text:style-name="P32">The new PSMs should be derivable from the PIM by following a fairly small set of rules which should be described for each PSM.</text:p>
              </text:list-item>
              <text:list-item>
                <text:p text:style-name="P32">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32">The new programming-language PSMs should be described using the ‘common’ or ‘accepted’ idioms for that programming language, e.g., header files in C++.</text:p>
              </text:list-item>
              <text:list-item>
                <text:p text:style-name="P32"/>
              </text:list-item>
            </text:list>
          </text:deletion>
        </text:changed-region>
        <text:changed-region text:id="ct47131008">
          <text:deletion>
            <office:change-info>
              <dc:creator>Johnny Willemsen</dc:creator>
              <dc:date>2010-08-10T14:42:00</dc:date>
            </office:change-info>
            <text:p text:style-name="P31">PSMs</text:p>
          </text:deletion>
        </text:changed-region>
        <text:changed-region text:id="ct47129072">
          <text:insertion>
            <office:change-info>
              <dc:creator>Johnny Willemsen</dc:creator>
              <dc:date>2010-08-10T14:42:00</dc:date>
            </office:change-info>
          </text:insertion>
        </text:changed-region>
        <text:changed-region text:id="ct47129264">
          <text:deletion>
            <office:change-info>
              <dc:creator>Mark Hayman</dc:creator>
              <dc:date>2010-08-18T23:54:00</dc:date>
            </office:change-info>
            <text:p text:style-name="P31">such that they can</text:p>
          </text:deletion>
        </text:changed-region>
        <text:changed-region text:id="ct47262080">
          <text:insertion>
            <office:change-info>
              <dc:creator>Mark Hayman</dc:creator>
              <dc:date>2010-08-18T23:54:00</dc:date>
            </office:change-info>
          </text:insertion>
        </text:changed-region>
        <text:changed-region text:id="ct47262272">
          <text:insertion>
            <office:change-info>
              <dc:creator>Mark Hayman</dc:creator>
              <dc:date>2010-08-18T23:55:00</dc:date>
            </office:change-info>
          </text:insertion>
        </text:changed-region>
        <text:changed-region text:id="ct47262464">
          <text:deletion>
            <office:change-info>
              <dc:creator>Mark Hayman</dc:creator>
              <dc:date>2010-08-18T23:55:00</dc:date>
            </office:change-info>
            <text:p text:style-name="P31">, s</text:p>
          </text:deletion>
        </text:changed-region>
        <text:changed-region text:id="ct47111840">
          <text:insertion>
            <office:change-info>
              <dc:creator>Mark Hayman</dc:creator>
              <dc:date>2010-08-18T23:55:00</dc:date>
            </office:change-info>
          </text:insertion>
        </text:changed-region>
        <text:changed-region text:id="ct47262656">
          <text:deletion>
            <office:change-info>
              <dc:creator>Mark Hayman</dc:creator>
              <dc:date>2010-08-18T23:55:00</dc:date>
            </office:change-info>
            <text:p text:style-name="P31"><text:s/>they</text:p>
          </text:deletion>
        </text:changed-region>
        <text:changed-region text:id="ct47140128">
          <text:insertion>
            <office:change-info>
              <dc:creator>Johnny Willemsen</dc:creator>
              <dc:date>2010-08-10T14:42:00</dc:date>
            </office:change-info>
          </text:insertion>
        </text:changed-region>
        <text:changed-region text:id="ct47127776">
          <text:insertion>
            <office:change-info>
              <dc:creator>Johnny Willemsen</dc:creator>
              <dc:date>2010-08-10T14:43:00</dc:date>
            </office:change-info>
          </text:insertion>
        </text:changed-region>
        <text:changed-region text:id="ct47262848">
          <text:insertion>
            <office:change-info>
              <dc:creator>Mark Hayman</dc:creator>
              <dc:date>2010-08-18T23:55:00</dc:date>
            </office:change-info>
          </text:insertion>
        </text:changed-region>
        <text:changed-region text:id="ct47140512">
          <text:deletion>
            <office:change-info>
              <dc:creator>Johnny Willemsen</dc:creator>
              <dc:date>2010-08-17T10:41:00</dc:date>
            </office:change-info>
            <text:p text:style-name="Body_20_Hidden">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47140928">
          <text:deletion>
            <office:change-info>
              <dc:creator>Johnny Willemsen</dc:creator>
              <dc:date>2010-08-05T15:09:00</dc:date>
            </office:change-info>
            <text:p text:style-name="Body_20_Hidden"/>
            <text:p text:style-name="Body"/>
          </text:deletion>
        </text:changed-region>
        <text:changed-region text:id="ct47135904">
          <text:deletion>
            <office:change-info>
              <dc:creator>Johnny Willemsen</dc:creator>
              <dc:date>2010-08-05T19:43:00</dc:date>
            </office:change-info>
            <text:p text:style-name="P33"><text:span text:style-name="T16"/></text:p>
            <text:p text:style-name="Body_20_Hidden"><text:span text:style-name="T16"/></text:p>
          </text:deletion>
        </text:changed-region>
        <text:changed-region text:id="ct47131920">
          <text:insertion>
            <office:change-info>
              <dc:creator>Mark Hayman</dc:creator>
              <dc:date>2010-08-18T23:56:00</dc:date>
            </office:change-info>
          </text:insertion>
        </text:changed-region>
        <text:changed-region text:id="ct47254128">
          <text:deletion>
            <office:change-info>
              <dc:creator>Mark Hayman</dc:creator>
              <dc:date>2010-08-18T23:58:00</dc:date>
            </office:change-info>
            <text:p text:style-name="Body_20_Hidden"><text:span text:style-name="T16">Th</text:span></text:p>
          </text:deletion>
        </text:changed-region>
        <text:changed-region text:id="ct47254320">
          <text:insertion>
            <office:change-info>
              <dc:creator>Mark Hayman</dc:creator>
              <dc:date>2010-08-18T23:58:00</dc:date>
            </office:change-info>
          </text:insertion>
        </text:changed-region>
        <text:changed-region text:id="ct47254512">
          <text:deletion>
            <office:change-info>
              <dc:creator>Mark Hayman</dc:creator>
              <dc:date>2010-08-18T23:59:00</dc:date>
            </office:change-info>
            <text:p text:style-name="Body_20_Hidden"><text:span text:style-name="T16">is</text:span></text:p>
          </text:deletion>
        </text:changed-region>
        <text:changed-region text:id="ct47254704">
          <text:format-change>
            <office:change-info>
              <dc:creator>Mark Hayman</dc:creator>
              <dc:date>2010-08-18T23:56:00</dc:date>
            </office:change-info>
          </text:format-change>
        </text:changed-region>
        <text:changed-region text:id="ct47254992">
          <text:insertion>
            <office:change-info>
              <dc:creator>Mark Hayman</dc:creator>
              <dc:date>2010-08-18T23:59:00</dc:date>
            </office:change-info>
          </text:insertion>
        </text:changed-region>
        <text:changed-region text:id="ct47132352">
          <text:format-change>
            <office:change-info>
              <dc:creator>Mark Hayman</dc:creator>
              <dc:date>2010-08-18T23:56:00</dc:date>
            </office:change-info>
          </text:format-change>
        </text:changed-region>
        <text:changed-region text:id="ct47255184">
          <text:deletion>
            <office:change-info>
              <dc:creator>Mark Hayman</dc:creator>
              <dc:date>2010-08-18T23:59:00</dc:date>
            </office:change-info>
            <text:p text:style-name="Body_20_Hidden"><text:span text:style-name="T16">-</text:span></text:p>
          </text:deletion>
        </text:changed-region>
        <text:changed-region text:id="ct47138256">
          <text:insertion>
            <office:change-info>
              <dc:creator>Mark Hayman</dc:creator>
              <dc:date>2010-08-18T23:59:00</dc:date>
            </office:change-info>
          </text:insertion>
        </text:changed-region>
        <text:changed-region text:id="ct47255376">
          <text:format-change>
            <office:change-info>
              <dc:creator>Mark Hayman</dc:creator>
              <dc:date>2010-08-18T23:56:00</dc:date>
            </office:change-info>
          </text:format-change>
        </text:changed-region>
        <text:changed-region text:id="ct47255568">
          <text:deletion>
            <office:change-info>
              <dc:creator>Mark Hayman</dc:creator>
              <dc:date>2010-08-19</dc:date>
            </office:change-info>
            <text:p text:style-name="Body_20_Hidden"><text:span text:style-name="T16"><text:s/></text:span></text:p>
          </text:deletion>
        </text:changed-region>
        <text:changed-region text:id="ct47135696">
          <text:insertion>
            <office:change-info>
              <dc:creator>Johnny Willemsen</dc:creator>
              <dc:date>2010-08-05T15:09:00</dc:date>
            </office:change-info>
          </text:insertion>
        </text:changed-region>
        <text:changed-region text:id="ct47137392">
          <text:insertion>
            <office:change-info>
              <dc:creator>Johnny Willemsen</dc:creator>
              <dc:date>2010-08-10T14:43:00</dc:date>
            </office:change-info>
          </text:insertion>
        </text:changed-region>
        <text:changed-region text:id="ct47134656">
          <text:insertion>
            <office:change-info>
              <dc:creator>Johnny Willemsen</dc:creator>
              <dc:date>2010-08-10T14:44:00</dc:date>
            </office:change-info>
          </text:insertion>
        </text:changed-region>
        <text:changed-region text:id="ct47141552">
          <text:deletion>
            <office:change-info>
              <dc:creator>Johnny Willemsen</dc:creator>
              <dc:date>2010-08-10T14:44:00</dc:date>
            </office:change-info>
            <text:h text:style-name="Heading_20_3" text:outline-level="3"><text:span text:style-name="T14">Proposals shall provide a PSM, derived from the DDS PIM, targeting the ISO Standard C++ [ISO/IEC 14882:1998(E)].</text:span></text:h>
          </text:deletion>
        </text:changed-region>
        <text:changed-region text:id="ct47135200">
          <text:insertion>
            <office:change-info>
              <dc:creator>Mark Hayman</dc:creator>
              <dc:date>2010-08-19T00:01:00</dc:date>
            </office:change-info>
          </text:insertion>
        </text:changed-region>
        <text:changed-region text:id="ct47255760">
          <text:insertion>
            <office:change-info>
              <dc:creator>Mark Hayman</dc:creator>
              <dc:date>2010-08-19T00:05:00</dc:date>
            </office:change-info>
          </text:insertion>
        </text:changed-region>
        <text:changed-region text:id="ct47263040">
          <text:deletion>
            <office:change-info>
              <dc:creator>Mark Hayman</dc:creator>
              <dc:date>2010-08-19T00:05:00</dc:date>
            </office:change-info>
            <text:h text:style-name="Heading_20_3" text:outline-level="3">P</text:h>
          </text:deletion>
        </text:changed-region>
        <text:changed-region text:id="ct47263232">
          <text:deletion>
            <office:change-info>
              <dc:creator>Johnny Willemsen</dc:creator>
              <dc:date>2010-08-10T14:44:00</dc:date>
            </office:change-info>
            <text:h text:style-name="Heading_20_3" text:outline-level="3">PSMs</text:h>
          </text:deletion>
        </text:changed-region>
        <text:changed-region text:id="ct47143840">
          <text:insertion>
            <office:change-info>
              <dc:creator>Johnny Willemsen</dc:creator>
              <dc:date>2010-08-10T14:44:00</dc:date>
            </office:change-info>
          </text:insertion>
        </text:changed-region>
        <text:changed-region text:id="ct47263424">
          <text:deletion>
            <office:change-info>
              <dc:creator>Johnny Willemsen</dc:creator>
              <dc:date>2010-08-10T14:44:00</dc:date>
            </office:change-info>
            <text:h text:style-name="Heading_20_3" text:outline-level="3">DDS PIM</text:h>
          </text:deletion>
        </text:changed-region>
        <text:changed-region text:id="ct47263616">
          <text:insertion>
            <office:change-info>
              <dc:creator>Johnny Willemsen</dc:creator>
              <dc:date>2010-08-10T14:44:00</dc:date>
            </office:change-info>
          </text:insertion>
        </text:changed-region>
        <text:changed-region text:id="ct47263808">
          <text:deletion>
            <office:change-info>
              <dc:creator>Johnny Willemsen</dc:creator>
              <dc:date>2010-08-10T14:44:00</dc:date>
            </office:change-info>
            <text:h text:style-name="Heading_20_3" text:outline-level="3"><text:span text:style-name="T14"><text:s/></text:span></text:h>
          </text:deletion>
        </text:changed-region>
        <text:changed-region text:id="ct47264000">
          <text:deletion>
            <office:change-info>
              <dc:creator>Johnny Willemsen</dc:creator>
              <dc:date>2010-08-10T14:44:00</dc:date>
            </office:change-info>
            <text:h text:style-name="Heading_20_3" text:outline-level="3">DDS IDL PSM.</text:h>
          </text:deletion>
        </text:changed-region>
        <text:changed-region text:id="ct47264192">
          <text:insertion>
            <office:change-info>
              <dc:creator>Johnny Willemsen</dc:creator>
              <dc:date>2010-08-10T14:44:00</dc:date>
            </office:change-info>
          </text:insertion>
        </text:changed-region>
        <text:changed-region text:id="ct47133424">
          <text:insertion>
            <office:change-info>
              <dc:creator>Johnny Willemsen</dc:creator>
              <dc:date>2010-08-10T14:45:00</dc:date>
            </office:change-info>
          </text:insertion>
        </text:changed-region>
        <text:changed-region text:id="ct47264384">
          <text:insertion>
            <office:change-info>
              <dc:creator>Mark Hayman</dc:creator>
              <dc:date>2010-08-19T00:05:00</dc:date>
            </office:change-info>
          </text:insertion>
        </text:changed-region>
        <text:changed-region text:id="ct47139552">
          <text:deletion>
            <office:change-info>
              <dc:creator>Johnny Willemsen</dc:creator>
              <dc:date>2010-08-10T14:45:00</dc:date>
            </office:change-info>
            <text:h text:style-name="Heading_20_3" text:outline-level="3">PSM</text:h>
          </text:deletion>
        </text:changed-region>
        <text:changed-region text:id="ct47264576">
          <text:insertion>
            <office:change-info>
              <dc:creator>Johnny Willemsen</dc:creator>
              <dc:date>2010-08-10T14:45:00</dc:date>
            </office:change-info>
          </text:insertion>
        </text:changed-region>
        <text:changed-region text:id="ct47264768">
          <text:deletion>
            <office:change-info>
              <dc:creator>Johnny Willemsen</dc:creator>
              <dc:date>2010-08-10T14:45:00</dc:date>
            </office:change-info>
            <text:h text:style-name="Heading_20_3" text:outline-level="3">PSM</text:h>
          </text:deletion>
        </text:changed-region>
        <text:changed-region text:id="ct47145904">
          <text:insertion>
            <office:change-info>
              <dc:creator>Johnny Willemsen</dc:creator>
              <dc:date>2010-08-10T14:45:00</dc:date>
            </office:change-info>
          </text:insertion>
        </text:changed-region>
        <text:changed-region text:id="ct47144064">
          <text:deletion>
            <office:change-info>
              <dc:creator>Johnny Willemsen</dc:creator>
              <dc:date>2010-08-10T14:45:00</dc:date>
            </office:change-info>
            <text:h text:style-name="P34" text:outline-level="3">Proposals shall not modify the language used for user-defined data-types associated with published and subscribed Topics (data-type definitions) or the language mapping of those data-types.</text:h>
          </text:deletion>
        </text:changed-region>
        <text:changed-region text:id="ct47147808">
          <text:insertion>
            <office:change-info>
              <dc:creator>Johnny Willemsen</dc:creator>
              <dc:date>2010-08-05T19:29:00</dc:date>
            </office:change-info>
          </text:insertion>
        </text:changed-region>
        <text:changed-region text:id="ct47144608">
          <text:insertion>
            <office:change-info>
              <dc:creator>Mark Hayman</dc:creator>
              <dc:date>2010-08-19T00:06:00</dc:date>
            </office:change-info>
          </text:insertion>
        </text:changed-region>
        <text:changed-region text:id="ct47145312">
          <text:insertion>
            <office:change-info>
              <dc:creator>Johnny Willemsen</dc:creator>
              <dc:date>2010-08-05T19:29:00</dc:date>
            </office:change-info>
          </text:insertion>
        </text:changed-region>
        <text:changed-region text:id="ct47146976">
          <text:insertion>
            <office:change-info>
              <dc:creator>Mark Hayman</dc:creator>
              <dc:date>2010-08-19T00:06:00</dc:date>
            </office:change-info>
          </text:insertion>
        </text:changed-region>
        <text:changed-region text:id="ct47264960">
          <text:insertion>
            <office:change-info>
              <dc:creator>Johnny Willemsen</dc:creator>
              <dc:date>2010-08-05T19:29:00</dc:date>
            </office:change-info>
          </text:insertion>
        </text:changed-region>
        <text:changed-region text:id="ct47265152">
          <text:insertion>
            <office:change-info>
              <dc:creator>Mark Hayman</dc:creator>
              <dc:date>2010-08-19T00:06:00</dc:date>
            </office:change-info>
          </text:insertion>
        </text:changed-region>
        <text:changed-region text:id="ct47265344">
          <text:insertion>
            <office:change-info>
              <dc:creator>Johnny Willemsen</dc:creator>
              <dc:date>2010-08-05T19:29:00</dc:date>
            </office:change-info>
          </text:insertion>
        </text:changed-region>
        <text:changed-region text:id="ct47150912">
          <text:insertion>
            <office:change-info>
              <dc:creator>Mark Hayman</dc:creator>
              <dc:date>2010-08-19T00:11:00</dc:date>
            </office:change-info>
          </text:insertion>
        </text:changed-region>
        <text:changed-region text:id="ct47265728">
          <text:deletion>
            <office:change-info>
              <dc:creator>Mark Hayman</dc:creator>
              <dc:date>2010-08-19T00:12:00</dc:date>
            </office:change-info>
            <text:h text:style-name="Heading_20_3" text:outline-level="3">ix valuetypes so they us</text:h>
          </text:deletion>
        </text:changed-region>
        <text:changed-region text:id="ct47265536">
          <text:deletion>
            <office:change-info>
              <dc:creator>Mark Hayman</dc:creator>
              <dc:date>2010-08-19T00:11:00</dc:date>
            </office:change-info>
            <text:h text:style-name="Heading_20_3" text:outline-level="3">F</text:h>
          </text:deletion>
        </text:changed-region>
        <text:changed-region text:id="ct47265920">
          <text:insertion>
            <office:change-info>
              <dc:creator>Mark Hayman</dc:creator>
              <dc:date>2010-08-19T00:12:00</dc:date>
            </office:change-info>
          </text:insertion>
        </text:changed-region>
        <text:changed-region text:id="ct47266112">
          <text:deletion>
            <office:change-info>
              <dc:creator>Mark Hayman</dc:creator>
              <dc:date>2010-08-19T00:12:00</dc:date>
            </office:change-info>
            <text:h text:style-name="Heading_20_3" text:outline-level="3">e</text:h>
          </text:deletion>
        </text:changed-region>
        <text:changed-region text:id="ct47149616">
          <text:insertion>
            <office:change-info>
              <dc:creator>Johnny Willemsen</dc:creator>
              <dc:date>2010-08-05T19:29:00</dc:date>
            </office:change-info>
          </text:insertion>
        </text:changed-region>
        <text:changed-region text:id="ct47266304">
          <text:insertion>
            <office:change-info>
              <dc:creator>Mark Hayman</dc:creator>
              <dc:date>2010-08-19T00:06:00</dc:date>
            </office:change-info>
          </text:insertion>
        </text:changed-region>
        <text:changed-region text:id="ct47266496">
          <text:insertion>
            <office:change-info>
              <dc:creator>Johnny Willemsen</dc:creator>
              <dc:date>2010-08-05T19:29:00</dc:date>
            </office:change-info>
          </text:insertion>
        </text:changed-region>
        <text:changed-region text:id="ct47152960">
          <text:insertion>
            <office:change-info>
              <dc:creator>Mark Hayman</dc:creator>
              <dc:date>2010-08-19T00:06:00</dc:date>
            </office:change-info>
          </text:insertion>
        </text:changed-region>
        <text:changed-region text:id="ct47148768">
          <text:insertion>
            <office:change-info>
              <dc:creator>Johnny Willemsen</dc:creator>
              <dc:date>2010-08-05T19:29:00</dc:date>
            </office:change-info>
          </text:insertion>
        </text:changed-region>
        <text:changed-region text:id="ct47149136">
          <text:insertion>
            <office:change-info>
              <dc:creator>Mark Hayman</dc:creator>
              <dc:date>2010-08-19T00:06:00</dc:date>
            </office:change-info>
          </text:insertion>
        </text:changed-region>
        <text:changed-region text:id="ct47153728">
          <text:insertion>
            <office:change-info>
              <dc:creator>Johnny Willemsen</dc:creator>
              <dc:date>2010-08-05T19:29:00</dc:date>
            </office:change-info>
          </text:insertion>
        </text:changed-region>
        <text:changed-region text:id="ct47153920">
          <text:deletion>
            <office:change-info>
              <dc:creator>Mark Hayman</dc:creator>
              <dc:date>2010-08-19T00:12:00</dc:date>
            </office:change-info>
            <text:h text:style-name="Heading_20_3" text:outline-level="3">Do not introduce n</text:h>
          </text:deletion>
        </text:changed-region>
        <text:changed-region text:id="ct47266688">
          <text:insertion>
            <office:change-info>
              <dc:creator>Mark Hayman</dc:creator>
              <dc:date>2010-08-19T00:12:00</dc:date>
            </office:change-info>
          </text:insertion>
        </text:changed-region>
        <text:changed-region text:id="ct47154496">
          <text:insertion>
            <office:change-info>
              <dc:creator>Johnny Willemsen</dc:creator>
              <dc:date>2010-08-05T19:29:00</dc:date>
            </office:change-info>
          </text:insertion>
        </text:changed-region>
        <text:changed-region text:id="ct47266880">
          <text:insertion>
            <office:change-info>
              <dc:creator>Mark Hayman</dc:creator>
              <dc:date>2010-08-19T00:12:00</dc:date>
            </office:change-info>
          </text:insertion>
        </text:changed-region>
        <text:changed-region text:id="ct47267072">
          <text:insertion>
            <office:change-info>
              <dc:creator>Johnny Willemsen</dc:creator>
              <dc:date>2010-08-05T19:29:00</dc:date>
            </office:change-info>
          </text:insertion>
        </text:changed-region>
        <text:changed-region text:id="ct47267264">
          <text:deletion>
            <office:change-info>
              <dc:creator>Mark Hayman</dc:creator>
              <dc:date>2010-08-19T00:12:00</dc:date>
            </office:change-info>
            <text:h text:style-name="Heading_20_3" text:outline-level="3">you must</text:h>
          </text:deletion>
        </text:changed-region>
        <text:changed-region text:id="ct47267456">
          <text:insertion>
            <office:change-info>
              <dc:creator>Mark Hayman</dc:creator>
              <dc:date>2010-08-19T00:12:00</dc:date>
            </office:change-info>
          </text:insertion>
        </text:changed-region>
        <text:changed-region text:id="ct47155728">
          <text:insertion>
            <office:change-info>
              <dc:creator>Mark Hayman</dc:creator>
              <dc:date>2010-08-19T00:13:00</dc:date>
            </office:change-info>
          </text:insertion>
        </text:changed-region>
        <text:changed-region text:id="ct47267648">
          <text:deletion>
            <office:change-info>
              <dc:creator>Mark Hayman</dc:creator>
              <dc:date>2010-08-19T00:13:00</dc:date>
            </office:change-info>
            <text:h text:style-name="Heading_20_3" text:outline-level="3">, <text:span text:style-name="T17">u</text:span>se bool, wchar_t, wstring, std::string, std::vector, etc</text:h>
          </text:deletion>
        </text:changed-region>
        <text:changed-region text:id="ct47154112">
          <text:insertion>
            <office:change-info>
              <dc:creator>Johnny Willemsen</dc:creator>
              <dc:date>2010-08-05T19:29:00</dc:date>
            </office:change-info>
          </text:insertion>
        </text:changed-region>
        <text:changed-region text:id="ct47154896">
          <text:insertion>
            <office:change-info>
              <dc:creator>Mark Hayman</dc:creator>
              <dc:date>2010-08-19T00:09:00</dc:date>
            </office:change-info>
          </text:insertion>
        </text:changed-region>
        <text:changed-region text:id="ct47156432">
          <text:insertion>
            <office:change-info>
              <dc:creator>Mark Hayman</dc:creator>
              <dc:date>2010-08-19T00:10:00</dc:date>
            </office:change-info>
          </text:insertion>
        </text:changed-region>
        <text:changed-region text:id="ct47267840">
          <text:insertion>
            <office:change-info>
              <dc:creator>Mark Hayman</dc:creator>
              <dc:date>2010-08-19T00:11:00</dc:date>
            </office:change-info>
          </text:insertion>
        </text:changed-region>
        <text:changed-region text:id="ct47268032">
          <text:deletion>
            <office:change-info>
              <dc:creator>Johnny Willemsen</dc:creator>
              <dc:date>2010-08-10T14:45:00</dc:date>
            </office:change-info>
            <text:h text:style-name="Heading_20_3" text:outline-level="3">PSMs</text:h>
          </text:deletion>
        </text:changed-region>
        <text:changed-region text:id="ct47157328">
          <text:insertion>
            <office:change-info>
              <dc:creator>Johnny Willemsen</dc:creator>
              <dc:date>2010-08-10T14:45:00</dc:date>
            </office:change-info>
          </text:insertion>
        </text:changed-region>
        <text:changed-region text:id="ct47268224">
          <text:deletion>
            <office:change-info>
              <dc:creator>Johnny Willemsen</dc:creator>
              <dc:date>2010-08-10T14:45:00</dc:date>
            </office:change-info>
            <text:h text:style-name="Heading_20_3" text:outline-level="3">PSM.</text:h>
          </text:deletion>
        </text:changed-region>
        <text:changed-region text:id="ct47268416">
          <text:insertion>
            <office:change-info>
              <dc:creator>Johnny Willemsen</dc:creator>
              <dc:date>2010-08-10T14:45:00</dc:date>
            </office:change-info>
          </text:insertion>
        </text:changed-region>
        <text:changed-region text:id="ct47157904">
          <text:insertion>
            <office:change-info>
              <dc:creator>Mark Hayman</dc:creator>
              <dc:date>2010-08-19T00:14:00</dc:date>
            </office:change-info>
          </text:insertion>
        </text:changed-region>
        <text:changed-region text:id="ct47268608">
          <text:deletion>
            <office:change-info>
              <dc:creator>Johnny Willemsen</dc:creator>
              <dc:date>2010-08-10T14:45:00</dc:date>
            </office:change-info>
            <text:h text:style-name="Heading_20_3" text:outline-level="3">PSMs</text:h>
          </text:deletion>
        </text:changed-region>
        <text:changed-region text:id="ct47268800">
          <text:insertion>
            <office:change-info>
              <dc:creator>Johnny Willemsen</dc:creator>
              <dc:date>2010-08-10T14:45:00</dc:date>
            </office:change-info>
          </text:insertion>
        </text:changed-region>
        <text:changed-region text:id="ct47268992">
          <text:deletion>
            <office:change-info>
              <dc:creator>Johnny Willemsen</dc:creator>
              <dc:date>2010-08-10T14:45:00</dc:date>
            </office:change-info>
            <text:h text:style-name="Heading_20_3" text:outline-level="3">PSMs</text:h>
          </text:deletion>
        </text:changed-region>
        <text:changed-region text:id="ct47158640">
          <text:insertion>
            <office:change-info>
              <dc:creator>Johnny Willemsen</dc:creator>
              <dc:date>2010-08-10T14:45:00</dc:date>
            </office:change-info>
          </text:insertion>
        </text:changed-region>
        <text:changed-region text:id="ct47269184">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47269376">
          <text:deletion>
            <office:change-info>
              <dc:creator>Johnny Willemsen</dc:creator>
              <dc:date>2010-08-17T10:43:00</dc:date>
            </office:change-info>
            <text:h text:style-name="Heading_20_3" text:outline-level="3">Proposals shall discuss the memory and lifecycle management for DDS Entities.</text:h>
            <text:h text:style-name="Heading_20_3" text:outline-level="3"/>
          </text:deletion>
        </text:changed-region>
        <text:changed-region text:id="ct47269568">
          <text:deletion>
            <office:change-info>
              <dc:creator>Johnny Willemsen</dc:creator>
              <dc:date>2010-08-10T14:46:00</dc:date>
            </office:change-info>
            <text:p text:style-name="Body_20_Hidden"/>
            <text:p text:style-name="Body_20_Hidden"/>
          </text:deletion>
        </text:changed-region>
        <text:changed-region text:id="ct47282256">
          <text:deletion>
            <office:change-info>
              <dc:creator>Johnny Willemsen</dc:creator>
              <dc:date>2010-08-17T10:43:00</dc:date>
            </office:change-info>
            <text:p text:style-name="P35">December</text:p>
          </text:deletion>
        </text:changed-region>
        <text:changed-region text:id="ct47282784">
          <text:insertion>
            <office:change-info>
              <dc:creator>Johnny Willemsen</dc:creator>
              <dc:date>2010-08-17T10:43:00</dc:date>
            </office:change-info>
          </text:insertion>
        </text:changed-region>
        <text:changed-region text:id="ct47282448">
          <text:deletion>
            <office:change-info>
              <dc:creator>Johnny Willemsen</dc:creator>
              <dc:date>2010-08-17T10:43:00</dc:date>
            </office:change-info>
            <text:p text:style-name="P35">07</text:p>
          </text:deletion>
        </text:changed-region>
        <text:changed-region text:id="ct47283136">
          <text:insertion>
            <office:change-info>
              <dc:creator>Johnny Willemsen</dc:creator>
              <dc:date>2010-08-17T10:43:00</dc:date>
            </office:change-info>
          </text:insertion>
        </text:changed-region>
        <text:changed-region text:id="ct47284336">
          <text:deletion>
            <office:change-info>
              <dc:creator>Johnny Willemsen</dc:creator>
              <dc:date>2010-08-17T10:43:00</dc:date>
            </office:change-info>
            <text:p text:style-name="P35">February</text:p>
          </text:deletion>
        </text:changed-region>
        <text:changed-region text:id="ct47283328">
          <text:insertion>
            <office:change-info>
              <dc:creator>Johnny Willemsen</dc:creator>
              <dc:date>2010-08-17T10:43:00</dc:date>
            </office:change-info>
          </text:insertion>
        </text:changed-region>
        <text:changed-region text:id="ct47283520">
          <text:deletion>
            <office:change-info>
              <dc:creator>Johnny Willemsen</dc:creator>
              <dc:date>2010-08-17T10:44:00</dc:date>
            </office:change-info>
            <text:p text:style-name="P35">08</text:p>
          </text:deletion>
        </text:changed-region>
        <text:changed-region text:id="ct47283872">
          <text:insertion>
            <office:change-info>
              <dc:creator>Johnny Willemsen</dc:creator>
              <dc:date>2010-08-17T10:44:00</dc:date>
            </office:change-info>
          </text:insertion>
        </text:changed-region>
        <text:changed-region text:id="ct47285056">
          <text:insertion>
            <office:change-info>
              <dc:creator>Johnny Willemsen</dc:creator>
              <dc:date>2010-08-17T10:44:00</dc:date>
            </office:change-info>
          </text:insertion>
        </text:changed-region>
        <text:changed-region text:id="ct47285808">
          <text:insertion>
            <office:change-info>
              <dc:creator>Johnny Willemsen</dc:creator>
              <dc:date>2010-08-17T10:44:00</dc:date>
            </office:change-info>
          </text:insertion>
        </text:changed-region>
        <text:changed-region text:id="ct47285520">
          <text:deletion>
            <office:change-info>
              <dc:creator>Johnny Willemsen</dc:creator>
              <dc:date>2010-08-17T10:44:00</dc:date>
            </office:change-info>
            <text:p text:style-name="P35">23, </text:p>
          </text:deletion>
        </text:changed-region>
        <text:changed-region text:id="ct47286000">
          <text:deletion>
            <office:change-info>
              <dc:creator>Johnny Willemsen</dc:creator>
              <dc:date>2010-08-17T10:44:00</dc:date>
            </office:change-info>
            <text:p text:style-name="P35">08</text:p>
          </text:deletion>
        </text:changed-region>
        <text:changed-region text:id="ct47286240">
          <text:insertion>
            <office:change-info>
              <dc:creator>Johnny Willemsen</dc:creator>
              <dc:date>2010-08-17T10:44:00</dc:date>
            </office:change-info>
          </text:insertion>
        </text:changed-region>
        <text:changed-region text:id="ct47286656">
          <text:deletion>
            <office:change-info>
              <dc:creator>Johnny Willemsen</dc:creator>
              <dc:date>2010-08-17T10:44:00</dc:date>
            </office:change-info>
            <text:p text:style-name="P35"><text:s/>25</text:p>
          </text:deletion>
        </text:changed-region>
        <text:changed-region text:id="ct47286848">
          <text:deletion>
            <office:change-info>
              <dc:creator>Johnny Willemsen</dc:creator>
              <dc:date>2010-08-17T10:44:00</dc:date>
            </office:change-info>
            <text:p text:style-name="P35">08</text:p>
          </text:deletion>
        </text:changed-region>
        <text:changed-region text:id="ct47287200">
          <text:insertion>
            <office:change-info>
              <dc:creator>Johnny Willemsen</dc:creator>
              <dc:date>2010-08-17T10:44:00</dc:date>
            </office:change-info>
          </text:insertion>
        </text:changed-region>
        <text:changed-region text:id="ct47288400">
          <text:deletion>
            <office:change-info>
              <dc:creator>Johnny Willemsen</dc:creator>
              <dc:date>2010-08-17T10:44:00</dc:date>
            </office:change-info>
            <text:p text:style-name="P35"><text:s/>31</text:p>
          </text:deletion>
        </text:changed-region>
        <text:changed-region text:id="ct47284528">
          <text:deletion>
            <office:change-info>
              <dc:creator>Johnny Willemsen</dc:creator>
              <dc:date>2010-08-17T10:44:00</dc:date>
            </office:change-info>
            <text:p text:style-name="P35">08</text:p>
          </text:deletion>
        </text:changed-region>
        <text:changed-region text:id="ct47287552">
          <text:insertion>
            <office:change-info>
              <dc:creator>Johnny Willemsen</dc:creator>
              <dc:date>2010-08-17T10:44:00</dc:date>
            </office:change-info>
          </text:insertion>
        </text:changed-region>
        <text:changed-region text:id="ct47287744">
          <text:deletion>
            <office:change-info>
              <dc:creator>Johnny Willemsen</dc:creator>
              <dc:date>2010-08-17T10:44:00</dc:date>
            </office:change-info>
            <text:p text:style-name="P35">08</text:p>
          </text:deletion>
        </text:changed-region>
        <text:changed-region text:id="ct47288976">
          <text:insertion>
            <office:change-info>
              <dc:creator>Johnny Willemsen</dc:creator>
              <dc:date>2010-08-17T10:44:00</dc:date>
            </office:change-info>
          </text:insertion>
        </text:changed-region>
        <text:changed-region text:id="ct47289168">
          <text:deletion>
            <office:change-info>
              <dc:creator>Johnny Willemsen</dc:creator>
              <dc:date>2010-08-17T10:44:00</dc:date>
            </office:change-info>
            <text:p text:style-name="P35">08</text:p>
          </text:deletion>
        </text:changed-region>
        <text:changed-region text:id="ct47289584">
          <text:insertion>
            <office:change-info>
              <dc:creator>Johnny Willemsen</dc:creator>
              <dc:date>2010-08-17T10:44:00</dc:date>
            </office:change-info>
          </text:insertion>
        </text:changed-region>
        <text:changed-region text:id="ct47289952">
          <text:deletion>
            <office:change-info>
              <dc:creator>Johnny Willemsen</dc:creator>
              <dc:date>2010-08-17T10:44:00</dc:date>
            </office:change-info>
            <text:p text:style-name="P35"><text:s/>10</text:p>
          </text:deletion>
        </text:changed-region>
        <text:changed-region text:id="ct47290144">
          <text:deletion>
            <office:change-info>
              <dc:creator>Johnny Willemsen</dc:creator>
              <dc:date>2010-08-17T10:44:00</dc:date>
            </office:change-info>
            <text:p text:style-name="P35">08 </text:p>
          </text:deletion>
        </text:changed-region>
        <text:changed-region text:id="ct47290496">
          <text:insertion>
            <office:change-info>
              <dc:creator>Johnny Willemsen</dc:creator>
              <dc:date>2010-08-17T10:44:00</dc:date>
            </office:change-info>
          </text:insertion>
        </text:changed-region>
        <text:changed-region text:id="ct47168832">
          <text:deletion>
            <office:change-info>
              <dc:creator>Johnny Willemsen</dc:creator>
              <dc:date>2010-08-17T10:44:00</dc:date>
            </office:change-info>
            <text:p text:style-name="P35">08</text:p>
          </text:deletion>
        </text:changed-region>
        <text:changed-region text:id="ct47169216">
          <text:insertion>
            <office:change-info>
              <dc:creator>Johnny Willemsen</dc:creator>
              <dc:date>2010-08-17T10:44:00</dc:date>
            </office:change-info>
          </text:insertion>
        </text:changed-region>
        <text:changed-region text:id="ct47166208">
          <text:deletion>
            <office:change-info>
              <dc:creator>Johnny Willemsen</dc:creator>
              <dc:date>2010-08-17T10:44:00</dc:date>
            </office:change-info>
            <text:p text:style-name="P35">08</text:p>
          </text:deletion>
        </text:changed-region>
        <text:changed-region text:id="ct47169632">
          <text:insertion>
            <office:change-info>
              <dc:creator>Johnny Willemsen</dc:creator>
              <dc:date>2010-08-17T10:44:00</dc:date>
            </office:change-info>
          </text:insertion>
        </text:changed-region>
        <text:changed-region text:id="ct47290688">
          <text:deletion>
            <office:change-info>
              <dc:creator>Johnny Willemsen</dc:creator>
              <dc:date>2010-08-17T10:44:00</dc:date>
            </office:change-info>
            <text:p text:style-name="P35">08</text:p>
          </text:deletion>
        </text:changed-region>
        <text:changed-region text:id="ct47170272">
          <text:insertion>
            <office:change-info>
              <dc:creator>Johnny Willemsen</dc:creator>
              <dc:date>2010-08-17T10:44:00</dc:date>
            </office:change-info>
          </text:insertion>
        </text:changed-region>
        <text:changed-region text:id="ct47291120">
          <text:insertion>
            <office:change-info>
              <dc:creator>Johnny Willemsen</dc:creator>
              <dc:date>2010-08-17T10:44:00</dc:date>
            </office:change-info>
          </text:insertion>
        </text:changed-region>
        <text:changed-region text:id="ct47170880">
          <text:deletion>
            <office:change-info>
              <dc:creator>Johnny Willemsen</dc:creator>
              <dc:date>2010-08-17T10:44:00</dc:date>
            </office:change-info>
            <text:p text:style-name="P35">08</text:p>
          </text:deletion>
        </text:changed-region>
        <text:changed-region text:id="ct47291312">
          <text:insertion>
            <office:change-info>
              <dc:creator>Johnny Willemsen</dc:creator>
              <dc:date>2010-08-17T10:44:00</dc:date>
            </office:change-info>
          </text:insertion>
        </text:changed-region>
        <text:changed-region text:id="ct47291504">
          <text:deletion>
            <office:change-info>
              <dc:creator>Johnny Willemsen</dc:creator>
              <dc:date>2010-08-17T10:44:00</dc:date>
            </office:change-info>
            <text:p text:style-name="P35">09</text:p>
          </text:deletion>
        </text:changed-region>
        <text:changed-region text:id="ct47291696">
          <text:insertion>
            <office:change-info>
              <dc:creator>Johnny Willemsen</dc:creator>
              <dc:date>2010-08-17T10:44:00</dc:date>
            </office:change-info>
          </text:insertion>
        </text:changed-region>
        <text:changed-region text:id="ct47301248">
          <text:deletion>
            <office:change-info>
              <dc:creator>Johnny Willemsen</dc:creator>
              <dc:date>2010-08-17T10:44:00</dc:date>
            </office:change-info>
            <text:p text:style-name="P36">The Data-Distribution Service for Real-Time Systems specification version 1.2 <text:a xlink:type="simple" xlink:href="http://www.omg.org/cgi-bin/doc?formal/07-01-01">http://www.omg.org/cgi-bin/doc?formal/07-01-01</text:a></text:p>
          </text:deletion>
        </text:changed-region>
        <text:changed-region text:id="ct47300352">
          <text:insertion>
            <office:change-info>
              <dc:creator>Johnny Willemsen</dc:creator>
              <dc:date>2010-08-05T15:10:00</dc:date>
            </office:change-info>
          </text:insertion>
        </text:changed-region>
        <text:changed-region text:id="ct47299056">
          <text:insertion>
            <office:change-info>
              <dc:creator>Johnny Willemsen</dc:creator>
              <dc:date>2010-08-10T14: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line-break/>Object Management Group</text:p>
      <text:p text:style-name="New"><text:line-break/>140 Kendrick Street, Building A, Suite 300,</text:p>
      <text:p text:style-name="P53">Needham, MA 02494 USA</text:p>
      <text:p text:style-name="P53"><text:s/><text:tab/><text:tab/><text:tab/></text:p>
      <text:p text:style-name="New">Telephone: +1-781-444-0404</text:p>
      <text:p text:style-name="New">Facsimile: +1-781-444-0320</text:p>
      <text:p text:style-name="P1"><text:line-break/>Draft Request For Proposal</text:p>
      <text:p text:style-name="P1"><text:change text:change-id="ct47227808"/><text:change-start text:change-id="ct47228416"/><text:span text:style-name="T1">IDL to</text:span><text:change-end text:change-id="ct47228416"/> C++<text:change-start text:change-id="ct47228768"/><text:span text:style-name="T1">0x</text:span><text:change-end text:change-id="ct47228768"/> Language <text:change text:change-id="ct47229088"/>PSM</text:p>
      <text:p text:style-name="New">OMG Document: mars/20<text:change-start text:change-id="ct47229632"/><text:span text:style-name="T1">10</text:span><text:change-end text:change-id="ct47229632"/><text:change text:change-id="ct47229280"/>-<text:change text:change-id="ct47230704"/>-<text:change text:change-id="ct47230896"/><text:line-break/><text:line-break/><text:span text:style-name="T11">Letters of Intent due: April 23, 2008</text:span></text:p>
      <text:p text:style-name="P54">Submissions due: August 25, 2008</text:p>
      <text:p text:style-name="Small_20_Heading"><text:tab/>Objective of this RFP</text:p>
      <text:p text:style-name="Body"><text:change-start text:change-id="ct47231088"/><text:span text:style-name="T1">The </text:span><text:change-end text:change-id="ct47231088"/><text:change-start text:change-id="ct47231280"/><text:span text:style-name="T1">current </text:span><text:change-end text:change-id="ct47231280"/><text:change-start text:change-id="ct47231472"/><text:span text:style-name="T1">OMG </text:span><text:change-end text:change-id="ct47231472"/><text:change text:change-id="ct47231664"/><text:change-start text:change-id="ct47231856"/><text:span text:style-name="T1">IDL to C++ mapping </text:span><text:change-end text:change-id="ct47231856"/><text:change text:change-id="ct47232048"/><text:change-start text:change-id="ct47232240"/><text:span text:style-name="T1">has many pitfalls. </text:span><text:change-end text:change-id="ct47232240"/><text:change-start text:change-id="ct47232704"/><text:span text:style-name="T1">The C++ community </text:span><text:change-end text:change-id="ct47232704"/><text:change text:change-id="ct47232896"/><text:change-start text:change-id="ct47233248"/><text:span text:style-name="T1">has tentatively adopted</text:span><text:change-end text:change-id="ct47233248"/><text:change-start text:change-id="ct47233712"/><text:span text:style-name="T1"> a new </text:span><text:change-end text:change-id="ct47233712"/><text:change-start text:change-id="ct47234176"/><text:span text:style-name="T1">draft ISO </text:span><text:change-end text:change-id="ct47234176"/><text:change-start text:change-id="ct47234640"/><text:span text:style-name="T1">C++ standard which has C++0x as</text:span><text:change-end text:change-id="ct47234640"/><text:change-start text:change-id="ct47235104"/><text:span text:style-name="T1"> its</text:span><text:change-end text:change-id="ct47235104"/><text:change-start text:change-id="ct47236384"/><text:span text:style-name="T1"> unofficial name. This new C++ standard adds several features t</text:span><text:span text:style-name="T45">o</text:span><text:span text:style-name="T1"> the C++ programming language which should make it possible to </text:span><text:change-end text:change-id="ct47236384"/><text:change-start text:change-id="ct47236848"/><text:span text:style-name="T1">create a </text:span><text:change-end text:change-id="ct47236848"/><text:change text:change-id="ct47237040"/><text:change-start text:change-id="ct47237392"/><text:span text:style-name="T1">modern</text:span><text:change-end text:change-id="ct47237392"/><text:change-start text:change-id="ct47237856"/><text:span text:style-name="T1"> mapping that </text:span><text:change-end text:change-id="ct47237856"/><text:change text:change-id="ct47238048"/><text:change-start text:change-id="ct47238400"/><text:span text:style-name="T1">is more robust and</text:span><text:change-end text:change-id="ct47238400"/><text:change-start text:change-id="ct46953632"/><text:span text:style-name="T1"> easier to use.</text:span></text:p>
      <text:p text:style-name="Body"><text:change-end text:change-id="ct46953632"/><text:change text:change-id="ct45763136"/><text:change text:change-id="ct47236576"/><text:change-start text:change-id="ct47235296"/><text:span text:style-name="T1">This RFP solicits</text:span><text:change-end text:change-id="ct47235296"/><text:change-start text:change-id="ct47235488"/><text:span text:style-name="T1"> proposals for a </text:span><text:change-end text:change-id="ct47235488"/><text:change-start text:change-id="ct47239808"/><text:span text:style-name="T1">totally </text:span><text:change-end text:change-id="ct47239808"/><text:change-start text:change-id="ct47240000"/><text:span text:style-name="T1">new</text:span><text:change-end text:change-id="ct47240000"/><text:change-start text:change-id="ct47240192"/><text:span text:style-name="T1"> PSM mapping for</text:span><text:change-end text:change-id="ct47240192"/><text:change-start text:change-id="ct47240384"/><text:span text:style-name="T1"> IDL to C++0x</text:span><text:change-end text:change-id="ct47240384"/><text:change text:change-id="ct47240576"/><text:change-start text:change-id="ct47240768"/><text:span text:style-name="T1">. </text:span><text:change-end text:change-id="ct47240768"/><text:change-start text:change-id="ct47240960"/><text:span text:style-name="T1">It is not a solicitation to modify the existing IDL to C++ mapping. <text:s/>The intent is to keep the existing mapping intact and unmodified</text:span><text:change-end text:change-id="ct47240960"/><text:change text:change-id="ct45767264"/><text:change-start text:change-id="ct47241152"/><text:span text:style-name="T1">.</text:span><text:change-end text:change-id="ct47241152"/></text:p>
      <text:p text:style-name="Body"><text:change text:change-id="ct45740272"/>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text:soft-page-break/>enterprise integration problems by supplying open, vendor-neutral portability, 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6">Architectural</text:span> <text:span text:style-name="T6">Context </text:span>- background information on OMG’s Model Driven Architecture. </text:p>
      <text:p text:style-name="Body">Chapter 3 - <text:span text:style-name="T6">Adoption Process </text:span>- background information on the OMG specification adoption process.</text:p>
      <text:p text:style-name="Body">Chapter 4 - <text:span text:style-name="T6">Instructions for Submitters </text:span>- explanation of how to make a submission to this RFP.</text:p>
      <text:p text:style-name="Body">Chapter 5 - <text:span text:style-name="T6">General Requirements</text:span> <text:span text:style-name="T6">on Proposals </text:span>- requirements and evaluation criteria that apply to all proposals submitted to OMG.</text:p>
      <text:p text:style-name="Body">Chapter 6 - <text:span text:style-name="T6">Specific Requirements</text:span> <text:span text:style-name="T6">on Proposals </text:span>- problem statement, scope of proposals sought, requirements and optional features, issues to be discussed, evaluation criteria, and timetable that apply specifically to this RFP. </text:p>
      <text:p text:style-name="P45"/>
      <text:p text:style-name="Body">Appendix A – <text:span text:style-name="T4">References and Glossary Specific to this RFP</text:span></text:p>
      <text:p text:style-name="Body_20_Hidden"/>
      <text:p text:style-name="Body">Appendix B – General References and Glossary</text:p>
      <text:p text:style-name="P45"/>
      <text:h text:style-name="Heading_20_2" text:outline-level="2"><text:soft-page-break/>Conventions</text:h>
      <text:p text:style-name="P46">The key words "<text:span text:style-name="T11">must</text:span>", "<text:span text:style-name="T11">must not</text:span>", "<text:span text:style-name="T11">required</text:span>", "<text:span text:style-name="T11">shall</text:span>", "<text:span text:style-name="T11">shall not</text:span>", "<text:span text:style-name="T11">should</text:span>", "<text:span text:style-name="T11">should not</text:span>", "<text:span text:style-name="T11">recommended</text:span>", <text:s/>"<text:span text:style-name="T11">may</text:span>", and "<text:span text:style-name="T11">optional</text:span>" in this document are to be interpreted as described in RFC 2119 [RFC2119].</text:p>
      <text:h text:style-name="Heading_20_2" text:outline-level="2">Contact Information</text:h>
      <text:p text:style-name="Body">Questions related to the OMG’s technology adoption process may be directed to <text:a xlink:type="simple" xlink:href="mailto:omg-process@omg.org"><text:span text:style-name="Internet_20_link"><text:span text:style-name="T4">omg-process@omg.org</text:span></text:span></text:a>. General questions about this RFP may be sent to <text:a xlink:type="simple" xlink:href="mailto:responses@omg.org"><text:span text:style-name="Internet_20_link"><text:span text:style-name="T4">responses@omg.org</text:span></text:span></text:a>.</text:p>
      <text:p text:style-name="Body">OMG documents (and information about the OMG in general) can be obtained from the OMG’s web site <text:span text:style-name="T4">(</text:span><text:a xlink:type="simple" xlink:href="http://www.omg.org/"><text:span text:style-name="Internet_20_link"><text:span text:style-name="T4">http://www.omg.org/</text:span></text:span></text:a>). OMG documents may also be obtained by contacting OMG at <text:a xlink:type="simple" xlink:href="mailto:documents@omg.org"><text:span text:style-name="Internet_20_link"><text:span text:style-name="T4">documents@omg.org</text:span></text:span></text:a>. Templates for RFPs (this document) and other standard OMG documents can be found at the OMG <text:span text:style-name="T4">Template Downloads Page</text:span> at <text:a xlink:type="simple" xlink:href="http://www.omg.org/technology/template_download.htm"><text:span text:style-name="Internet_20_link"><text:span text:style-name="T26">http://www.omg.org/technology/template_download.htm</text:span></text:span></text:a></text:p>
      <text:h text:style-name="Heading_20_1" text:outline-level="1">Architectural Context</text:h>
      <text:p text:style-name="P2"><text:change-start text:change-id="ct47241344"/>&lt;RFP writers shall not change this section&gt;<text:change-end text:change-id="ct47241344"/><text:change text:change-id="ct47242448"/></text:p>
      <text:h text:style-name="Heading_20_1" text:outline-level="1">Adoption Process</text:h>
      <text:p text:style-name="P2"><text:change-start text:change-id="ct47242640"/>&lt;RFP writers shall not change this section&gt;<text:change-end text:change-id="ct47242640"/><text:change-start text:change-id="ct47241696"/></text:p>
      <text:h text:style-name="Heading_20_1" text:outline-level="1"><text:change-end text:change-id="ct47241696"/><text:change text:change-id="ct47244384"/><text:change text:change-id="ct47244192"/><text:change text:change-id="ct47241888"/><text:change-start text:change-id="ct47244800"/>Instructions for Submitters</text:h>
      <text:p text:style-name="P2">&lt;RFP writers shall not change this section&gt;<text:change-end text:change-id="ct47244800"/></text:p>
      <text:h text:style-name="Heading_20_1" text:outline-level="1">General Requirements on Proposals</text:h>
      <text:p text:style-name="P2"><text:change-start text:change-id="ct47244992"/>&lt;RFP writers shall not change this section&gt;<text:change-end text:change-id="ct47244992"/><text:change text:change-id="ct47245184"/></text:p>
      <text:h text:style-name="P59" text:outline-level="1">Specific Requirements on Proposals</text:h>
      <text:h text:style-name="Heading_20_2" text:outline-level="2">Problem Statement</text:h>
      <text:p text:style-name="Body"><text:change-start text:change-id="ct47245376"/>The OMG has defined mappings from IDL to most programming languages. <text:change-end text:change-id="ct47245376"/><text:change-start text:change-id="ct47245568"/>The most current <text:change-end text:change-id="ct47245568"/><text:change text:change-id="ct47245760"/><text:change-start text:change-id="ct47245952"/>C++ <text:change-end text:change-id="ct47245952"/><text:change-start text:change-id="ct47247008"/>Language Mapping, Version <text:change-end text:change-id="ct47247008"/><text:change text:change-id="ct47247200"/><text:change-start text:change-id="ct47247392"/>1.2 <text:change-end text:change-id="ct47247392"/><text:change text:change-id="ct47082448"/><text:change text:change-id="ct47247776"/><text:change text:change-id="ct47247584"/><text:change-start text:change-id="ct47247968"/>(formal/2008-01-09)<text:change-end text:change-id="ct47247968"/><text:change text:change-id="ct47248160"/><text:change-start text:change-id="ct47248352"/> mapping<text:change-end text:change-id="ct47248352"/><text:change-start text:change-id="ct47083952"/> has<text:change-end text:change-id="ct47083952"/><text:change text:change-id="ct47248544"/><text:change-start text:change-id="ct47248736"/> many pitfalls and is hard to use, especially for <text:change-end text:change-id="ct47248736"/><text:change text:change-id="ct47248928"/><text:change-start text:change-id="ct47249120"/>C++ programmers<text:change-end text:change-id="ct47249120"/><text:change-start text:change-id="ct47249312"/> who are familiar with <text:change-end text:change-id="ct47249312"/><text:change text:change-id="ct47249504"/><text:change-start text:change-id="ct47249696"/>modern<text:change-end text:change-id="ct47249696"/><text:change-start text:change-id="ct47249888"/> C++ libraries <text:change-end text:change-id="ct47249888"/><text:change text:change-id="ct47250080"/><text:change-start text:change-id="ct47091120"/>such as the<text:change-end text:change-id="ct47091120"/><text:change-start text:change-id="ct47250272"/> STL.<text:change-end text:change-id="ct47250272"/><text:change text:change-id="ct47250464"/><text:change-start text:change-id="ct47086880"/> <text:s/>For instance, memory management is complicated, unnatural to established C++ usage patterns, and requires the memorization of numerous esoteric rules. <text:s/>Types are not self-managing and do not leverage modern C++ containers.</text:p>
      <text:p text:style-name="Body"><text:change-end text:change-id="ct47086880"/><text:change text:change-id="ct47091824"/><text:change-start text:change-id="ct47092160"/><text:span text:style-name="T14">The </text:span><text:change-end text:change-id="ct47092160"/><text:change-start text:change-id="ct47091312"/><text:span text:style-name="T14">ISO </text:span><text:change-end text:change-id="ct47091312"/><text:change-start text:change-id="ct47091504"/><text:span text:style-name="T14">C++ standards </text:span><text:span text:style-name="T38">committee</text:span><text:span text:style-name="T14"> </text:span><text:change-end text:change-id="ct47091504"/><text:change text:change-id="ct47092960"/><text:change-start text:change-id="ct47250656"/><text:span text:style-name="T14">has drafted a</text:span><text:change-end text:change-id="ct47250656"/><text:change-start text:change-id="ct47250848"/><text:span text:style-name="T14"> revised C++ standard which unofficially is called C++0x. This revised standard includes several additions to the core language and will extend the C++ standard library.</text:span></text:p>
      <text:p text:style-name="Body"><text:change-end text:change-id="ct47250848"/><text:change text:change-id="ct47251040"/><text:change text:change-id="ct47094096"/><text:change-start text:change-id="ct47251232"/>The intent of this RFP is to solicit inputs<text:change-end text:change-id="ct47251232"/><text:change text:change-id="ct47093568"/><text:change text:change-id="ct47251424"/><text:change-start text:change-id="ct47251616"/> <text:change-end text:change-id="ct47251616"/><text:change-start text:change-id="ct47251808"/>for<text:change-end text:change-id="ct47251808"/><text:change-start text:change-id="ct47252000"/> defining<text:change-end text:change-id="ct47252000"/><text:change-start text:change-id="ct47252192"/> a new IDL to C++0x language mapping which can be used together with C++0x to implement applications.<text:change-end text:change-id="ct47252192"/></text:p>
      <text:h text:style-name="Heading_20_2" text:outline-level="2">Scope of Proposals Sought</text:h>
      <text:p text:style-name="Body"><text:change-start text:change-id="ct47095296"/><text:span text:style-name="T14">The new IDL to C++0x language mapping </text:span><text:change-end text:change-id="ct47095296"/><text:change text:change-id="ct47252384"/><text:change-start text:change-id="ct47105008"/><text:span text:style-name="T14">should</text:span><text:change-end text:change-id="ct47105008"/><text:change-start text:change-id="ct47252576"/><text:span text:style-name="T14"> </text:span><text:change-end text:change-id="ct47252576"/><text:change text:change-id="ct47252768"/><text:change-start text:change-id="ct47097072"/><text:span text:style-name="T14">meet the following important </text:span><text:change-end text:change-id="ct47097072"/><text:change-start text:change-id="ct47252960"/><text:span text:style-name="T14">goals and characteristics.</text:span><text:change-end text:change-id="ct47252960"/></text:p>
      <text:list xml:id="list1643056041" text:continue-numbering="true" text:style-name="WW8Num15">
        <text:list-item>
          <text:p text:style-name="P30"><text:change text:change-id="ct47256208"/><text:change text:change-id="ct47253568"/><text:change text:change-id="ct47253376"/><text:change text:change-id="ct47253152"/><text:change-start text:change-id="ct47256400"/><text:span text:style-name="T15">The new mapping should b</text:span><text:change-end text:change-id="ct47256400"/><text:change-start text:change-id="ct47256592"/><text:span text:style-name="T15">e functionally equivalent to the existing</text:span><text:change-end text:change-id="ct47256592"/><text:change-start text:change-id="ct47256784"/><text:span text:style-name="T15"> IDL to C</text:span><text:change-end text:change-id="ct47256784"/><text:change-start text:change-id="ct47256976"/><text:span text:style-name="T15">++</text:span><text:change-end text:change-id="ct47256976"/><text:change-start text:change-id="ct47257168"/><text:span text:style-name="T15"> </text:span><text:change-end text:change-id="ct47257168"/><text:change text:change-id="ct47111328"/><text:change text:change-id="ct47257360"/><text:change-start text:change-id="ct47257552"/><text:span text:style-name="T38">mapping</text:span><text:change-end text:change-id="ct47257552"/><text:change-start text:change-id="ct47257744"/><text:span text:style-name="T15">.</text:span><text:change-end text:change-id="ct47257744"/> <text:change-start text:change-id="ct47257936"/><text:span text:style-name="T15">While the syntax may change, </text:span><text:change-end text:change-id="ct47257936"/><text:change text:change-id="ct47258128"/><text:change-start text:change-id="ct47121776"/><text:span text:style-name="T15">an</text:span><text:change-end text:change-id="ct47121776"/><text:change-start text:change-id="ct47258320"/><text:span text:style-name="T15"> application should be able to </text:span><text:change-end text:change-id="ct47258320"/><text:change text:change-id="ct47258512"/><text:change-start text:change-id="ct47258704"/><text:span text:style-name="T15">implement functionality identical to that which ca</text:span><text:change-end text:change-id="ct47258704"/><text:change-start text:change-id="ct47258896"/><text:span text:style-name="T15">n be achieved with the current IDL to C++ </text:span><text:change-end text:change-id="ct47258896"/><text:change text:change-id="ct47259280"/><text:change text:change-id="ct47259088"/><text:change-start text:change-id="ct47259472"/><text:span text:style-name="T38">mapping</text:span><text:change-end text:change-id="ct47259472"/><text:change-start text:change-id="ct47259776"/><text:span text:style-name="T15">.</text:span><text:change-end text:change-id="ct47259776"/></text:p>
        </text:list-item>
        <text:list-item>
          <text:p text:style-name="P32">Applications programmed using <text:change text:change-id="ct47111520"/><text:change-start text:change-id="ct47121472"/>alternative<text:change-end text:change-id="ct47121472"/> <text:change text:change-id="ct47113872"/><text:change-start text:change-id="ct47259968"/><text:span text:style-name="T14">language map</text:span><text:change-end text:change-id="ct47259968"/><text:change-start text:change-id="ct47260160"/><text:span text:style-name="T14">p</text:span><text:change-end text:change-id="ct47260160"/><text:change-start text:change-id="ct47260352"/><text:span text:style-name="T14">ings</text:span><text:change-end text:change-id="ct47260352"/> should <text:change text:change-id="ct47128576"/><text:change-start text:change-id="ct47260544"/><text:span text:style-name="T46">inter operate</text:span><text:change-end text:change-id="ct47260544"/> transparently<text:change-start text:change-id="ct47260736"/>. <text:s/><text:change-end text:change-id="ct47260736"/><text:change text:change-id="ct47128880"/><text:change-start text:change-id="ct47260928"/>An<text:change-end text:change-id="ct47260928"/> application<text:change-start text:change-id="ct47261120"/> utiliz<text:change-end text:change-id="ct47261120"/><text:change-start text:change-id="ct47261312"/>ing this new PSM<text:change-end text:change-id="ct47261312"/> <text:change text:change-id="ct47261504"/>should have no awareness, other than informational, of what PSM <text:change text:change-id="ct47261696"/><text:change-start text:change-id="ct47261888"/>a<text:change-end text:change-id="ct47261888"/> peer application is using.<text:change text:change-id="ct47130640"/></text:p>
        </text:list-item>
        <text:list-item>
          <text:p text:style-name="P32"><text:change text:change-id="ct47129984"/>The new <text:change text:change-id="ct47131008"/><text:change-start text:change-id="ct47129072"/><text:span text:style-name="T14">language mapping</text:span><text:change-end text:change-id="ct47129072"/> should be designed <text:change text:change-id="ct47129264"/><text:change-start text:change-id="ct47262080"/>to<text:change-end text:change-id="ct47262080"/> co-exist with other technologies<text:change-start text:change-id="ct47262272"/>. <text:s/>S<text:change-end text:change-id="ct47262272"/><text:change text:change-id="ct47262464"/>pecifically<text:change-start text:change-id="ct47111840"/>, it<text:change-end text:change-id="ct47111840"/><text:change text:change-id="ct47262656"/> should not interfere with the namespaces used by other OMG specifications, or commonly used packages.<text:change-start text:change-id="ct47140128"/></text:p>
        </text:list-item>
        <text:list-item>
          <text:p text:style-name="P32"><text:change-end text:change-id="ct47140128"/><text:change-start text:change-id="ct47127776"/>The new language mapping must use the new C++0x features<text:change-end text:change-id="ct47127776"/><text:change-start text:change-id="ct47262848"/>.<text:change-end text:change-id="ct47262848"/></text:p>
        </text:list-item>
      </text:list>
      <text:p text:style-name="P47"/>
      <text:p text:style-name="P47"/>
      <text:p text:style-name="P47"/>
      <text:p text:style-name="P47"/>
      <text:h text:style-name="Heading_20_2" text:outline-level="2"><text:soft-page-break/>Relationship to Existing OMG Specifications</text:h>
      <text:p text:style-name="Body_20_Hidden"><text:change text:change-id="ct47140512"/><text:change text:change-id="ct47140928"/></text:p>
      <text:h text:style-name="Heading_20_2" text:outline-level="2">Related Activities, Documents and Standards</text:h>
      <text:p text:style-name="Body_20_Hidden"><text:change text:change-id="ct47135904"/><text:change-start text:change-id="ct47131920"/><text:span text:style-name="T16">This RFP is related to the Native C++ Language DDS PSM RFP (mars/08-03-04). <text:s/></text:span><text:change-end text:change-id="ct47131920"/><text:change text:change-id="ct47254128"/><text:change-start text:change-id="ct47254320"/><text:span text:style-name="T16">That</text:span><text:change-end text:change-id="ct47254320"/><text:change text:change-id="ct47254512"/><text:change-start text:change-id="ct47254704"/><text:span text:style-name="T16"> RFP asks for a PSM for the </text:span><text:change-end text:change-id="ct47254704"/><text:change-start text:change-id="ct47254992"/><text:span text:style-name="T16">OMG </text:span><text:change-end text:change-id="ct47254992"/><text:change-start text:change-id="ct47132352"/><text:span text:style-name="T16">Data</text:span><text:change-end text:change-id="ct47132352"/><text:change text:change-id="ct47255184"/><text:change-start text:change-id="ct47138256"/><text:span text:style-name="T16"> </text:span><text:change-end text:change-id="ct47138256"/><text:change-start text:change-id="ct47255376"/><text:span text:style-name="T16">Distribution Service that targets the ISO C++ language.</text:span><text:change-end text:change-id="ct47255376"/><text:change text:change-id="ct47255568"/></text:p>
      <text:p text:style-name="Body">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Body">For the purposes of this RFP the ISO C++ language standard is defined by the document: Standard C++ Language ISO/IEC 14882:1998(E). This C++ standard will be referred as the “Standard C++” or “ISO C++” in the remainder of this document.</text:p>
      <text:p text:style-name="Body">There are no known overlaps of this RFP with other specification activities or standard bodies.</text:p>
      <text:p text:style-name="Body"><text:change-start text:change-id="ct47135696"/>http://en.wikipedia.org/wiki/C%2B%2B0x<text:change-end text:change-id="ct47135696"/></text:p>
      <text:p text:style-name="Body"/>
      <text:p text:style-name="Body"/>
      <text:p text:style-name="Body"/>
      <text:p text:style-name="Body"/>
      <text:p text:style-name="Body"/>
      <text:p text:style-name="Body"/>
      <text:p text:style-name="Body"/>
      <text:h text:style-name="Heading_20_2" text:outline-level="2"><text:soft-page-break/>Mandatory Requirements</text:h>
      <text:h text:style-name="Heading_20_3" text:outline-level="3"><text:change-start text:change-id="ct47137392"/><text:span text:style-name="T14">The language mapping should focus on ISO Standard C++</text:span><text:change-end text:change-id="ct47137392"/><text:change-start text:change-id="ct47134656"/><text:span text:style-name="T14">0x proposal [</text:span><text:a xlink:type="simple" xlink:href="http://www.open-std.org/jtc1/sc22/wg21/docs/papers/2010/n3092.pdf"><text:span text:style-name="T14">N3092</text:span></text:a><text:span text:style-name="T14">]</text:span><text:change-end text:change-id="ct47134656"/><text:change text:change-id="ct47141552"/><text:change-start text:change-id="ct47135200"/><text:span text:style-name="T14">.</text:span><text:change-end text:change-id="ct47135200"/></text:h>
      <text:h text:style-name="Heading_20_3" text:outline-level="3"><text:change-start text:change-id="ct47255760"/>The p<text:change-end text:change-id="ct47255760"/><text:change text:change-id="ct47263040"/>roposed <text:change text:change-id="ct47263232"/><text:change-start text:change-id="ct47143840"/><text:span text:style-name="T14">language mapping</text:span><text:change-end text:change-id="ct47143840"/> shall implement the <text:change text:change-id="ct47263424"/><text:change-start text:change-id="ct47263616"/><text:span text:style-name="T14">IDL </text:span><text:change-end text:change-id="ct47263616"/><text:change text:change-id="ct47263808"/>in its entirety and be semantically equivalent to the <text:change text:change-id="ct47264000"/><text:change-start text:change-id="ct47264192"/><text:span text:style-name="T14">ID</text:span><text:change-end text:change-id="ct47264192"/><text:change-start text:change-id="ct47133424"/><text:span text:style-name="T14">L to C++ mapping</text:span><text:change-end text:change-id="ct47133424"/><text:change-start text:change-id="ct47264384"/><text:span text:style-name="T14">.</text:span><text:change-end text:change-id="ct47264384"/></text:h>
      <text:h text:style-name="Heading_20_3" text:outline-level="3">The use of the proposed <text:change text:change-id="ct47139552"/><text:change-start text:change-id="ct47264576"/><text:span text:style-name="T14">language mapping</text:span><text:change-end text:change-id="ct47264576"/> shall have no impact on interoperability (for a single vendor or between vendor products). An application that communicates with another one shall not require any awareness of the <text:change text:change-id="ct47264768"/><text:change-start text:change-id="ct47145904"/><text:span text:style-name="T14">language mapping</text:span><text:change-end text:change-id="ct47145904"/> used by the peer application.</text:h>
      <text:h text:style-name="Heading_20_3" text:outline-level="3">Proposals shall avoid the introduction of new container types and use instead ISO C++ standard types, such as, std::vector or std::string.</text:h>
      <text:h text:style-name="P34" text:outline-level="3"><text:change text:change-id="ct47144064"/><text:change-start text:change-id="ct47147808"/><text:span text:style-name="T47">All memory should be self-managed, </text:span><text:span text:style-name="T48">t</text:span><text:span text:style-name="T47">his includes CORBA::Object, </text:span><text:span text:style-name="T49">sequences, strings, structures of all types, etc</text:span><text:change-end text:change-id="ct47147808"/><text:change-start text:change-id="ct47144608"/><text:span text:style-name="T49">.</text:span><text:change-end text:change-id="ct47144608"/><text:change-start text:change-id="ct47145312"/></text:h>
      <text:h text:style-name="Heading_20_3" text:outline-level="3">Structs &amp; unions should have useful constructors<text:change-end text:change-id="ct47145312"/><text:change-start text:change-id="ct47146976"/>.<text:change-end text:change-id="ct47146976"/><text:change-start text:change-id="ct47264960"/></text:h>
      <text:h text:style-name="Heading_20_3" text:outline-level="3"><text:span text:style-name="T50">Arrays should be implemented using </text:span>std <text:span text:style-name="T17">containers</text:span><text:change-end text:change-id="ct47264960"/><text:change-start text:change-id="ct47265152"/><text:span text:style-name="T17">.</text:span><text:change-end text:change-id="ct47265152"/><text:change-start text:change-id="ct47265344"/></text:h>
      <text:h text:style-name="Heading_20_3" text:outline-level="3"><text:change-end text:change-id="ct47265344"/><text:change-start text:change-id="ct47150912"/>Valuetypes should be fixed<text:change-end text:change-id="ct47150912"/><text:change text:change-id="ct47265728"/><text:change text:change-id="ct47265536"/><text:change-start text:change-id="ct47265920"/> to utilize<text:change-end text:change-id="ct47265920"/><text:change text:change-id="ct47266112"/><text:change-start text:change-id="ct47149616"/> <text:change-end text:change-id="ct47149616"/><text:change-start text:change-id="ct47266304"/>a <text:change-end text:change-id="ct47266304"/><text:change-start text:change-id="ct47266496"/>consistent reference counting scheme<text:change-end text:change-id="ct47266496"/><text:change-start text:change-id="ct47152960"/>.<text:change-end text:change-id="ct47152960"/><text:change-start text:change-id="ct47148768"/></text:h>
      <text:h text:style-name="Heading_20_3" text:outline-level="3">All types should offer exception-safe swap() operations<text:change-end text:change-id="ct47148768"/><text:change-start text:change-id="ct47149136"/>.<text:change-end text:change-id="ct47149136"/><text:change-start text:change-id="ct47153728"/></text:h>
      <text:h text:style-name="Heading_20_3" text:outline-level="3"><text:change-end text:change-id="ct47153728"/><text:change text:change-id="ct47153920"/><text:change-start text:change-id="ct47266688"/>N<text:change-end text:change-id="ct47266688"/><text:change-start text:change-id="ct47154496"/>ew types<text:change-end text:change-id="ct47154496"/><text:change-start text:change-id="ct47266880"/> should not be introduced<text:change-end text:change-id="ct47266880"/><text:change-start text:change-id="ct47267072"/> unless <text:change-end text:change-id="ct47267072"/><text:change text:change-id="ct47267264"/><text:change-start text:change-id="ct47267456"/>absolutely necessary, in favor of using existing C++0x standard types and cont<text:change-end text:change-id="ct47267456"/><text:change-start text:change-id="ct47155728"/>ainers<text:change-end text:change-id="ct47155728"/><text:change text:change-id="ct47267648"/><text:change-start text:change-id="ct47154112"/>.</text:h>
      <text:p text:style-name="P41"/>
      <text:p text:style-name="P43">http://www.ddj.com/dept/cpp/184403757</text:p>
      <text:p text:style-name="P42">http://www.ddj.com/dept/cpp/184403765</text:p>
      <text:p text:style-name="P42">http://www.ddj.com/dept/cpp/184403778</text:p>
      <text:p text:style-name="Body"><text:change-end text:change-id="ct47154112"/></text:p>
      <text:h text:style-name="Heading_20_2" text:outline-level="2"><text:soft-page-break/>Optional Requirements<text:change-start text:change-id="ct47154896"/></text:h>
      <text:h text:style-name="Heading_20_3" text:outline-level="3">IDL data type mappings should be interoperable, without modification, with those <text:change-end text:change-id="ct47154896"/><text:change-start text:change-id="ct47156432"/>utilized by DDS per the <text:change-end text:change-id="ct47156432"/><text:change-start text:change-id="ct47267840"/>Native C++ Language DDS PSM.<text:change-end text:change-id="ct47267840"/></text:h>
      <text:h text:style-name="Heading_20_2" text:outline-level="2">Issues to be discussed</text:h>
      <text:h text:style-name="Heading_20_3" text:outline-level="3">Proposals shall discuss how performance is affected by the constructs and containers introduced by the new <text:change text:change-id="ct47268032"/><text:change-start text:change-id="ct47157328"/><text:span text:style-name="T14">language mapping</text:span><text:change-end text:change-id="ct47157328"/> and identify any situations that may degrade performance relative to the existing IDL <text:change text:change-id="ct47268224"/><text:change-start text:change-id="ct47268416"/><text:span text:style-name="T14">to C++ mapping</text:span><text:change-end text:change-id="ct47268416"/><text:change-start text:change-id="ct47157904"/><text:span text:style-name="T14">.</text:span><text:change-end text:change-id="ct47157904"/></text:h>
      <text:h text:style-name="Heading_20_3" text:outline-level="3">Proposals shall discuss the memory resources utilized by the constructs in the new <text:change text:change-id="ct47268608"/><text:change-start text:change-id="ct47268800"/><text:span text:style-name="T14">language mapping</text:span><text:change-end text:change-id="ct47268800"/>.</text:h>
      <text:h text:style-name="Heading_20_3" text:outline-level="3">Proposals shall discuss how vendors will be able to extend the new <text:change text:change-id="ct47268992"/><text:change-start text:change-id="ct47158640"/><text:span text:style-name="T14">language mapping</text:span><text:change-end text:change-id="ct47158640"/> without affecting portability across vendors.</text:h>
      <text:h text:style-name="Heading_20_3" text:outline-level="3"><text:change text:change-id="ct47269184"/>Proposals shall discuss how the PSMs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text:change text:change-id="ct47269376"/>These issues will be considered during submission evaluation. They should not be part of the proposed normative specification. (Place them in Part I of the submission.)<text:span text:style-name="T4"> </text:span></text:h>
      <text:h text:style-name="Heading_20_2" text:outline-level="2">Evaluation Criteria</text:h>
      <text:p text:style-name="Body_20_Hidden"><text:change text:change-id="ct47269568"/>Proposals shall be evaluated primarily based on their conformance to the mandatory requirements. </text:p>
      <text:p text:style-name="Body">The following additional evaluation criteria apply:</text:p>
      <text:h text:style-name="Heading_20_3" text:outline-level="3"><text:soft-page-break/>Completeness and non-ambiguity of submission.</text:h>
      <text:h text:style-name="Heading_20_3" text:outline-level="3">Degree to which the idioms used in the mapping enjoy broad support by commonly used compilers both in desktop and embedded platforms.</text:h>
      <text:h text:style-name="Heading_20_3" text:outline-level="3">Simplicity and elegance of the resulting language-specific APIs</text:h>
      <text:h text:style-name="Heading_20_3" text:outline-level="3">Fit of the resulting language-specific APIs <text:s/>to the “accepted” style for the target platform.</text:h>
      <text:h text:style-name="Heading_20_3" text:outline-level="3">Ease of understanding of the memory management.</text:h>
      <text:h text:style-name="Heading_20_2" text:outline-level="2">Other information unique to this RFP</text:h>
      <text:p text:style-name="Body_20_Hidden"/>
      <text:h text:style-name="Heading_20_2" text:outline-level="2">RFP Timetable</text:h>
      <text:p text:style-name="P36">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4">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40"/>
      <table:table table:name="Table1" table:style-name="Table1">
        <table:table-column table:style-name="Table1.A"/>
        <table:table-column table:style-name="Table1.B"/>
        <table:table-row table:style-name="Table1.1">
          <table:table-cell table:style-name="Table1.A1" office:value-type="string">
            <text:p text:style-name="P55">Event or Activity</text:p>
          </table:table-cell>
          <table:table-cell table:style-name="Table1.B1" office:value-type="string">
            <text:p text:style-name="P55">Actual Date</text:p>
          </table:table-cell>
        </table:table-row>
        <table:table-row table:style-name="Table1.1">
          <table:table-cell table:style-name="Table1.A2" office:value-type="string">
            <text:p text:style-name="P35">Preparation of RFP by TF</text:p>
          </table:table-cell>
          <table:table-cell table:style-name="Table1.B2" office:value-type="string">
            <text:p text:style-name="P35"><text:change text:change-id="ct47282256"/><text:change-start text:change-id="ct47282784"/><text:span text:style-name="T51">September</text:span><text:change-end text:change-id="ct47282784"/>, 20<text:change text:change-id="ct47282448"/><text:change-start text:change-id="ct47283136"/><text:span text:style-name="T51">10</text:span><text:change-end text:change-id="ct47283136"/></text:p>
          </table:table-cell>
        </table:table-row>
        <table:table-row table:style-name="Table1.1">
          <table:table-cell table:style-name="Table1.A3" office:value-type="string">
            <text:p text:style-name="P35">RFP placed on OMG document server</text:p>
          </table:table-cell>
          <table:table-cell table:style-name="Table1.B3" office:value-type="string">
            <text:p text:style-name="P35"><text:change text:change-id="ct47284336"/><text:change-start text:change-id="ct47283328"/><text:span text:style-name="T51">November</text:span><text:change-end text:change-id="ct47283328"/> 10, 20<text:change text:change-id="ct47283520"/><text:change-start text:change-id="ct47283872"/><text:span text:style-name="T51">10</text:span><text:change-end text:change-id="ct47283872"/></text:p>
            <text:p text:style-name="CellBody">“Four week rule”</text:p>
          </table:table-cell>
        </table:table-row>
        <table:table-row table:style-name="Table1.1">
          <table:table-cell table:style-name="Table1.A3" office:value-type="string">
            <text:p text:style-name="P35">Approval of RFP by Architecture Board</text:p>
            <text:p text:style-name="CellBody">Review by TC</text:p>
          </table:table-cell>
          <table:table-cell table:style-name="Table1.B3" office:value-type="string">
            <text:p text:style-name="CellBody">December 2010</text:p>
          </table:table-cell>
        </table:table-row>
        <table:table-row table:style-name="Table1.1">
          <table:table-cell table:style-name="Table1.A3" office:value-type="string">
            <text:p text:style-name="P35"><text:change-start text:change-id="ct47285056"/><text:span text:style-name="T51">TC votes to i</text:span><text:change-end text:change-id="ct47285056"/>ssue RFP</text:p>
          </table:table-cell>
          <table:table-cell table:style-name="Table1.B3" office:value-type="string">
            <text:p text:style-name="CellBody">December 2010</text:p>
          </table:table-cell>
        </table:table-row>
        <table:table-row table:style-name="Table1.1">
          <table:table-cell table:style-name="Table1.A3" office:value-type="string">
            <text:p text:style-name="P35"><text:change-start text:change-id="ct47285808"/><text:span text:style-name="T51">LOI to submit</text:span><text:change-end text:change-id="ct47285808"/> to RFP due</text:p>
          </table:table-cell>
          <table:table-cell table:style-name="Table1.B3" office:value-type="string">
            <text:p text:style-name="P35">April <text:change text:change-id="ct47285520"/>20<text:change text:change-id="ct47286000"/><text:change-start text:change-id="ct47286240"/><text:span text:style-name="T51">11</text:span><text:change-end text:change-id="ct47286240"/></text:p>
          </table:table-cell>
        </table:table-row>
        <table:table-row table:style-name="Table1.1">
          <table:table-cell table:style-name="Table1.A3" office:value-type="string">
            <text:p text:style-name="P35">Initial Submissions due and placed on OMG document server (“Four week rule”)</text:p>
          </table:table-cell>
          <table:table-cell table:style-name="Table1.B3" office:value-type="string">
            <text:p text:style-name="P35">August<text:change text:change-id="ct47286656"/>, 20<text:change text:change-id="ct47286848"/><text:change-start text:change-id="ct47287200"/><text:span text:style-name="T51">11</text:span><text:change-end text:change-id="ct47287200"/></text:p>
          </table:table-cell>
        </table:table-row>
        <table:table-row table:style-name="Table1.1">
          <table:table-cell table:style-name="Table1.A3" office:value-type="string">
            <text:p text:style-name="P35">Voter registration closes</text:p>
          </table:table-cell>
          <table:table-cell table:style-name="Table1.B3" office:value-type="string">
            <text:p text:style-name="P35">August<text:change text:change-id="ct47288400"/>, 20<text:change text:change-id="ct47284528"/><text:change-start text:change-id="ct47287552"/><text:span text:style-name="T51">11</text:span><text:change-end text:change-id="ct47287552"/></text:p>
          </table:table-cell>
        </table:table-row>
        <table:table-row table:style-name="Table1.1">
          <table:table-cell table:style-name="Table1.A3" office:value-type="string">
            <text:p text:style-name="P35">Initial Submission presentations</text:p>
          </table:table-cell>
          <table:table-cell table:style-name="Table1.B3" office:value-type="string">
            <text:p text:style-name="P35">September, 20<text:change text:change-id="ct47287744"/><text:change-start text:change-id="ct47288976"/><text:span text:style-name="T51">11</text:span><text:change-end text:change-id="ct47288976"/></text:p>
          </table:table-cell>
        </table:table-row>
        <table:table-row table:style-name="Table1.1">
          <table:table-cell table:style-name="Table1.A3" office:value-type="string">
            <text:p text:style-name="P35">Preliminary evaluation by TF</text:p>
          </table:table-cell>
          <table:table-cell table:style-name="Table1.B3" office:value-type="string">
            <text:p text:style-name="P35">September, 20<text:change text:change-id="ct47289168"/><text:change-start text:change-id="ct47289584"/><text:span text:style-name="T51">11</text:span><text:change-end text:change-id="ct47289584"/></text:p>
          </table:table-cell>
        </table:table-row>
        <text:soft-page-break/>
        <table:table-row table:style-name="Table1.1">
          <table:table-cell table:style-name="Table1.A3" office:value-type="string">
            <text:p text:style-name="P35">Revised Submissions due and placed on OMG document server (“Four week rule”)</text:p>
          </table:table-cell>
          <table:table-cell table:style-name="Table1.B3" office:value-type="string">
            <text:p text:style-name="P35">November<text:change text:change-id="ct47289952"/>, 20<text:change text:change-id="ct47290144"/><text:change-start text:change-id="ct47290496"/><text:span text:style-name="T51">11</text:span><text:change-end text:change-id="ct47290496"/></text:p>
          </table:table-cell>
        </table:table-row>
        <table:table-row table:style-name="Table1.1">
          <table:table-cell table:style-name="Table1.A3" office:value-type="string">
            <text:p text:style-name="P35">Revised Submission presentations</text:p>
          </table:table-cell>
          <table:table-cell table:style-name="Table1.B3" office:value-type="string">
            <text:p text:style-name="P35">December, 20<text:change text:change-id="ct47168832"/><text:change-start text:change-id="ct47169216"/><text:span text:style-name="T51">11</text:span><text:change-end text:change-id="ct47169216"/></text:p>
          </table:table-cell>
        </table:table-row>
        <table:table-row table:style-name="Table1.1">
          <table:table-cell table:style-name="Table1.A3" office:value-type="string">
            <text:p text:style-name="P35">Final evaluation and selection by TF </text:p>
            <text:p text:style-name="CellBody">Recommendation to AB and TC</text:p>
          </table:table-cell>
          <table:table-cell table:style-name="Table1.B3" office:value-type="string">
            <text:p text:style-name="P35">December, 20<text:change text:change-id="ct47166208"/><text:change-start text:change-id="ct47169632"/><text:span text:style-name="T51">11</text:span><text:change-end text:change-id="ct47169632"/></text:p>
          </table:table-cell>
        </table:table-row>
        <table:table-row table:style-name="Table1.1">
          <table:table-cell table:style-name="Table1.A3" office:value-type="string">
            <text:p text:style-name="P35">Approval by Architecture Board</text:p>
            <text:p text:style-name="CellBody">Review by TC</text:p>
          </table:table-cell>
          <table:table-cell table:style-name="Table1.B3" office:value-type="string">
            <text:p text:style-name="P35">December, 20<text:change text:change-id="ct47290688"/><text:change-start text:change-id="ct47170272"/><text:span text:style-name="T51">11</text:span><text:change-end text:change-id="ct47170272"/></text:p>
          </table:table-cell>
        </table:table-row>
        <table:table-row table:style-name="Table1.1">
          <table:table-cell table:style-name="Table1.A3" office:value-type="string">
            <text:p text:style-name="P35">TC votes to<text:span text:style-name="T30"> </text:span><text:span text:style-name="T42">recommend</text:span><text:span text:style-name="T30"> </text:span><text:span text:style-name="T42">specification</text:span></text:p>
          </table:table-cell>
          <table:table-cell table:style-name="Table1.B3" office:value-type="string">
            <text:p text:style-name="P35">December<text:change-start text:change-id="ct47291120"/> <text:change-end text:change-id="ct47291120"/>20<text:change text:change-id="ct47170880"/><text:change-start text:change-id="ct47291312"/><text:span text:style-name="T51">11</text:span><text:change-end text:change-id="ct47291312"/></text:p>
          </table:table-cell>
        </table:table-row>
        <table:table-row table:style-name="Table1.1">
          <table:table-cell table:style-name="Table1.A3" office:value-type="string">
            <text:p text:style-name="P35">BoD votes to adopt specification</text:p>
          </table:table-cell>
          <table:table-cell table:style-name="Table1.B3" office:value-type="string">
            <text:p text:style-name="P35">March 20<text:change text:change-id="ct47291504"/><text:change-start text:change-id="ct47291696"/><text:span text:style-name="T51">12</text:span><text:change-end text:change-id="ct47291696"/></text:p>
          </table:table-cell>
        </table:table-row>
      </table:table>
      <text:p text:style-name="P36"/>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p text:style-name="P45"/>
      <text:list xml:id="list1990664226" text:style-name="WW8Num4">
        <text:list-item>
          <text:p text:style-name="P71">Standard C++ Language ISO/IEC 14882:1998(E)</text:p>
        </text:list-item>
        <text:list-item>
          <text:p text:style-name="P71"><text:change text:change-id="ct47301248"/><text:change-start text:change-id="ct47300352"/><text:span text:style-name="T44">C++0x wiki: </text:span><text:a xlink:type="simple" xlink:href="http://en.wikipedia.org/wiki/C%2B%2B0x"><text:span text:style-name="T44">http://en.wikipedia.org/wiki/C%2B%2B0x</text:span></text:a><text:change-end text:change-id="ct47300352"/><text:change-start text:change-id="ct47299056"/></text:p>
        </text:list-item>
        <text:list-item>
          <text:p text:style-name="P71">Standard C++0x draft standard: http://www.open-std.org/jtc1/sc22/wg21/docs/papers/2010/n3092.pdf<text:change-end text:change-id="ct47299056"/></text:p>
        </text:list-item>
      </text:list>
      <text:h text:style-name="Heading_20_2" text:outline-level="2" text:is-list-header="true">A.2<text:tab/>Glossary Specific to this RFP</text:h>
      <text:p text:style-name="P45"/>
      <text:h text:style-name="Heading_20_1" text:outline-level="1" text:is-list-header="true">Appendix B<text:tab/>General Reference and Glossary</text:h>
      <text:p text:style-name="Body"/>
      <text:h text:style-name="Heading_20_2" text:outline-level="2" text:is-list-header="true">B.1<text:tab/><text:tab/>General References</text:h>
      <text:p text:style-name="Body">The following documents are referenced in this document:</text:p>
      <text:p text:style-name="P48"><text:soft-page-break/>[ATC] Air Traffic Control Specification, <text:a xlink:type="simple" xlink:href="http://www.omg.org/technology/documents/formal/air_traffic_control.htm"><text:span text:style-name="Internet_20_link"><text:span text:style-name="T4">http://www.omg.org/technology/documents/formal/air_traffic_control.htm</text:span></text:span></text:a></text:p>
      <text:p text:style-name="P48">[BCQ] OMG Board of Directors Business Committee Questionnaire, <text:a xlink:type="simple" xlink:href="http://www.omg.org/cgi-bin/doc?bc/02-02-01"><text:span text:style-name="Internet_20_link"><text:span text:style-name="T4">http://www.omg.org/cgi-bin/doc?bc/02-02-01</text:span></text:span></text:a></text:p>
      <text:p text:style-name="P48">[CCM] CORBA Core Components Specification, <text:a xlink:type="simple" xlink:href="http://www.omg.org/technology/documents/formal/components.htm"><text:span text:style-name="Internet_20_link"><text:span text:style-name="T10">http://www.omg.org/technology/documents/formal/components.htm</text:span></text:span></text:a> </text:p>
      <text:p text:style-name="P48">[CORBA] Common Object Request Broker Architecture (CORBA/IIOP), <text:a xlink:type="simple" xlink:href="http://www.omg.org/technology/documents/formal/corba_iiop.htm"><text:span text:style-name="Internet_20_link"><text:span text:style-name="T4">http://www.omg.org/technology/documents/formal/corba_iiop.htm</text:span></text:span></text:a></text:p>
      <text:p text:style-name="P49">[CSIV2] <text:s/>[CORBA] Chapter 26</text:p>
      <text:p text:style-name="P48">[CWM] Common Warehouse Metamodel Specification, <text:a xlink:type="simple" xlink:href="http://www.omg.org/technology/documents/formal/cwm.htm"><text:span text:style-name="Internet_20_link"><text:span text:style-name="T4">http://www.omg.org/technology/documents/formal/cwm.htm</text:span></text:span></text:a></text:p>
      <text:p text:style-name="P48">[DAIS] Data Acquisition from Industrial Systems, <text:a xlink:type="simple" xlink:href="http://www.omg.org/technology/documents/formal/dais.htm"><text:span text:style-name="Internet_20_link"><text:span text:style-name="T10">http://www.omg.org/technology/documents/formal/dais.htm</text:span></text:span></text:a> </text:p>
      <text:p text:style-name="P48">[EDOC] UML Profile for EDOC Specification, <text:a xlink:type="simple" xlink:href="http://www.omg.org/techprocess/meetings/schedule/UML_Profile_for_EDOC_FTF.html"><text:span text:style-name="Internet_20_link"><text:span text:style-name="T4">http://www.omg.org/techprocess/meetings/schedule/UML_Profile_for_EDOC_FTF.html</text:span></text:span></text:a></text:p>
      <text:p text:style-name="P48"><text:span text:style-name="T40">[EJB] “Enterprise JavaBeans™”, </text:span><text:a xlink:type="simple" xlink:href="http://java.sun.com/products/ejb/docs.html"><text:span text:style-name="Internet_20_link"><text:span text:style-name="T41">http://java.sun.com/products/ejb/docs.html</text:span></text:span></text:a></text:p>
      <text:p text:style-name="P48">[FORMS] “ISO PAS Compatible Submission Template”. <text:a xlink:type="simple" xlink:href="http://www.omg.org/cgi-bin/doc?pas/2003-08-02"><text:span text:style-name="Internet_20_link"><text:span text:style-name="T10">http://www.omg.org/cgi-bin/doc?pas/2003-08-02</text:span></text:span></text:a> </text:p>
      <text:p text:style-name="P48">[GE] Gene Expression<text:span text:style-name="T5">, </text:span><text:a xlink:type="simple" xlink:href="http://www.omg.org/technology/documents/formal/gene_expression.htm"><text:span text:style-name="Internet_20_link"><text:span text:style-name="T10">http://www.omg.org/technology/documents/formal/gene_expression.htm</text:span></text:span></text:a><text:span text:style-name="T5"> </text:span></text:p>
      <text:p text:style-name="P48">[GLS] General Ledger Specification ,<text:span text:style-name="T5"> </text:span><text:a xlink:type="simple" xlink:href="http://www.omg.org/technology/documents/formal/gen_ledger.htm"><text:span text:style-name="Internet_20_link"><text:span text:style-name="T4">http://www.omg.org/technology/documents/formal/gen_ledger.htm</text:span></text:span></text:a></text:p>
      <text:p text:style-name="P48">[Guide] The OMG Hitchhiker's Guide,, <text:a xlink:type="simple" xlink:href="http://www.omg.org/cgi-bin/doc?omg/2002-03-03"><text:span text:style-name="Internet_20_link"><text:span text:style-name="T10">http://www.omg.org/cgi-bin/doc?hh</text:span></text:span></text:a> </text:p>
      <text:p text:style-name="P48">[IDL] ISO/IEC 14750 also see [CORBA] Chapter 3.</text:p>
      <text:p text:style-name="P48">[IDLC++] IDL to C++ Language Mapping, <text:a xlink:type="simple" xlink:href="http://www.omg.org/technology/documents/formal/c++.htm"><text:span text:style-name="Internet_20_link"><text:span text:style-name="T4">http://www.omg.org/technology/documents/formal/c++.htm</text:span></text:span></text:a></text:p>
      <text:p text:style-name="P48">[MDAa] OMG Architecture Board,<text:span text:style-name="T4"> </text:span>"Model Driven Architecture - A Technical Perspective<text:span text:style-name="T4">”, </text:span><text:a xlink:type="simple" xlink:href="http://www.omg.org/mda/papers.htm"><text:span text:style-name="Internet_20_link"><text:span text:style-name="T4">http://www.omg.org/mda/papers.htm</text:span></text:span></text:a></text:p>
      <text:p text:style-name="P48"><text:soft-page-break/>[MDAb] “Developing in OMG's Model Driven Architecture (MDA),” <text:a xlink:type="simple" xlink:href="http://www.omg.org/docs/omg/01-12-01.pdf"><text:span text:style-name="Internet_20_link"><text:span text:style-name="T10">http://www.omg.org/docs/omg/01-12-01.pdf</text:span></text:span></text:a> <text:s/></text:p>
      <text:p text:style-name="P48">[MDAc] “MDA Guide” (<text:a xlink:type="simple" xlink:href="http://www.omg.org/docs/omg/03-06-01.pdf"><text:span text:style-name="Internet_20_link"><text:span text:style-name="T4">http://www.omg.org/docs/omg/03-06-01.pdf</text:span></text:span></text:a>)</text:p>
      <text:p text:style-name="P48">[MDAd] “MDA "The Architecture of Choice for a Changing World™"”, <text:a xlink:type="simple" xlink:href="http://www.omg.org/mda"><text:span text:style-name="Internet_20_link"><text:span text:style-name="T4">http://www.omg.org/mda</text:span></text:span></text:a></text:p>
      <text:p text:style-name="P48">[MOF]<text:span text:style-name="T4"> </text:span>Meta Object Facility Specification, <text:a xlink:type="simple" xlink:href="http://www.omg.org/technology/documents/formal/mof.htm"><text:span text:style-name="Internet_20_link"><text:span text:style-name="T4">http://www.omg.org/technology/documents/formal/mof.htm</text:span></text:span></text:a></text:p>
      <text:p text:style-name="P48"><text:span text:style-name="T40">[M</text:span><text:span text:style-name="T40">QS] “MQSeries Primer”, </text:span><text:a xlink:type="simple" xlink:href="http://www.redbooks.ibm.com/redpapers/pdfs/redp0021.pdf"><text:span text:style-name="Internet_20_link"><text:span text:style-name="T41">http://www.redbooks.ibm.com/redpapers/pdfs/redp0021.pdf</text:span></text:span></text:a><text:span text:style-name="T40"> </text:span></text:p>
      <text:p text:style-name="P48">[NS] Naming Service, <text:a xlink:type="simple" xlink:href="http://www.omg.org/technology/documents/formal/naming_service.htm"><text:span text:style-name="Internet_20_link"><text:span text:style-name="T4">http://www.omg.org/technology/documents/formal/naming_service.htm</text:span></text:span></text:a></text:p>
      <text:p text:style-name="P48">[OMA] “Object Management Architecture™”, <text:a xlink:type="simple" xlink:href="http://www.omg.org/oma/"><text:span text:style-name="Internet_20_link"><text:span text:style-name="T4">http://www.omg.org/oma/</text:span></text:span></text:a></text:p>
      <text:p text:style-name="P48">[OTS] Transaction Service, <text:a xlink:type="simple" xlink:href="http://www.omg.org/technology/documents/formal/transaction_service.htm"><text:span text:style-name="Internet_20_link"><text:span text:style-name="T4">http://www.omg.org/technology/documents/formal/transaction_service.htm</text:span></text:span></text:a></text:p>
      <text:p text:style-name="P48">[P&amp;P]<text:span text:style-name="T4"> </text:span>Policies and Procedures of the OMG Technical Process<text:span text:style-name="T4">, </text:span><text:a xlink:type="simple" xlink:href="http://www.omg.org/cgi-bin/doc?pp"><text:span text:style-name="Internet_20_link"><text:span text:style-name="T4">http://www.omg.org/cgi-bin/doc?pp</text:span></text:span></text:a></text:p>
      <text:p text:style-name="P48">[PIDS] Personal Identification Service,<text:span text:style-name="T5"> </text:span><text:a xlink:type="simple" xlink:href="http://www.omg.org/technology/documents/formal/person_identification_service.htm"><text:span text:style-name="Internet_20_link"><text:span text:style-name="T4">http://www.omg.org/technology/documents/formal/person_identification_service.htm</text:span></text:span></text:a></text:p>
      <text:p text:style-name="P48">[RAD] Resource Access Decision Facility, <text:a xlink:type="simple" xlink:href="http://www.omg.org/technology/documents/formal/resource_access_decision.htm"><text:span text:style-name="Internet_20_link"><text:span text:style-name="T10">http://www.omg.org/technology/documents/formal/resource_access_decision.htm</text:span></text:span></text:a> </text:p>
      <text:p text:style-name="P50">[RFC2119] IETF Best Practices: <text:span text:style-name="T43">Key words for use in RFCs to Indicate Requirement Levels, (</text:span><text:a xlink:type="simple" xlink:href="http://www.ietf.org/rfc/rfc2119.txt"><text:span text:style-name="Internet_20_link"><text:span text:style-name="T23">http://www.ietf.org/rfc/rfc2119.txt</text:span></text:span></text:a><text:span text:style-name="T23">).</text:span></text:p>
      <text:p text:style-name="P48">[RM-ODP] ISO/IEC 10746</text:p>
      <text:p text:style-name="P48">[SEC] CORBA Security Service, <text:a xlink:type="simple" xlink:href="http://www.omg.org/technology/documents/formal/security_service.htm"><text:span text:style-name="Internet_20_link"><text:span text:style-name="T4">http://www.omg.org/technology/documents/formal/security_service.htm</text:span></text:span></text:a></text:p>
      <text:p text:style-name="P48">[TOS] Trading Object Service, <text:a xlink:type="simple" xlink:href="http://www.omg.org/technology/documents/formal/trading_object_service.htm"><text:span text:style-name="Internet_20_link"><text:span text:style-name="T4">http://www.omg.org/technology/documents/formal/trading_object_service.htm</text:span></text:span></text:a></text:p>
      <text:p text:style-name="P48"><text:soft-page-break/>[UML] Unified Modeling Language Specification, <text:a xlink:type="simple" xlink:href="http://www.omg.org/technology/documents/formal/uml.htm"><text:span text:style-name="Internet_20_link"><text:span text:style-name="T4">http://www.omg.org/technology/documents/formal/uml.htm</text:span></text:span></text:a></text:p>
      <text:p text:style-name="P48">[UMLC] UML Profile for CORBA, <text:a xlink:type="simple" xlink:href="http://www.omg.org/technology/documents/formal/profile_corba.htm"><text:span text:style-name="Internet_20_link"><text:span text:style-name="T10">http://www.omg.org/technology/documents/formal/profile_corba.htm</text:span></text:span></text:a> </text:p>
      <text:p text:style-name="P48"><text:s/>[XMI] XML Metadata Interchange Specification, <text:a xlink:type="simple" xlink:href="http://www.omg.org/technology/documents/formal/xmi.htm"><text:span text:style-name="Internet_20_link"><text:span text:style-name="T4">http://www.omg.org/technology/documents/formal/xmi.htm</text:span></text:span></text:a></text:p>
      <text:p text:style-name="P48">[XML/Value] XML Value Type Specification, <text:a xlink:type="simple" xlink:href="http://www.omg.org/technology/documents/formal/xmlvalue.htm"><text:span text:style-name="Internet_20_link"><text:span text:style-name="T10">http://www.omg.org/technology/documents/formal/xmlvalue.htm</text:span></text:span></text:a> </text:p>
      <text:p text:style-name="Body"/>
      <text:h text:style-name="Heading_20_2" text:outline-level="2" text:is-list-header="true">B.2 <text:tab/>General Glossary</text:h>
      <text:p text:style-name="Body"><text:span text:style-name="T24">Architecture Board (AB) </text:span><text:s/>- The OMG plenary that is responsible for ensuring the technical merit and MDA-compliance of RFPs and their submissions.</text:p>
      <text:p text:style-name="Body"><text:span text:style-name="T24">Board of Directors (BoD)</text:span> - The OMG body that is responsible for adopting technology.</text:p>
      <text:p text:style-name="Body"><text:span text:style-name="T24">Common Object Request Broker Architecture (CORBA) </text:span>- An OMG distributed computing platform specification that is independent of implementation languages.</text:p>
      <text:p text:style-name="Body"><text:span text:style-name="T24">Common Warehouse Metamodel (CWM) </text:span>- An OMG specification for data repository integration.</text:p>
      <text:p text:style-name="Body"><text:span text:style-name="T24">CORBA Component Model (CCM)</text:span> - An OMG specification for an implementation language independent distributed component model.</text:p>
      <text:p text:style-name="Body"><text:span text:style-name="T24">Interface Definition Language (IDL) </text:span>- An OMG and ISO standard language for specifying interfaces and associated data structures.</text:p>
      <text:p text:style-name="Body"><text:span text:style-name="T24">Letter of Intent (LOI)</text:span><text:span text:style-name="T11">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24">Mapping</text:span> - Specification of a mechanism for transforming the elements of a model conforming to a particular metamodel into elements of another model that conforms to another (possibly the same) metamodel. </text:p>
      <text:p text:style-name="Body"><text:soft-page-break/><text:span text:style-name="T24">Metadata</text:span><text:span text:style-name="T11"> </text:span>- Data that represents models. <text:s/>For example, a UML model; a CORBA object model expressed in IDL; and a relational database schema expressed using CWM.</text:p>
      <text:p text:style-name="Body"><text:span text:style-name="T24">Metamodel <text:s/></text:span>- A model of models.</text:p>
      <text:p text:style-name="Body"><text:span text:style-name="T24">Meta Object Facility (MOF)</text:span><text:span text:style-name="T4"> </text:span>- An OMG standard, closely related to UML, that enables metadata management and language definition.</text:p>
      <text:p text:style-name="Body"><text:span text:style-name="T24">Model</text:span><text:span text:style-name="T4"> </text:span>- A formal specification of the function, structure and/or behavior of an application or system.</text:p>
      <text:p text:style-name="Body"><text:span text:style-name="T24">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24">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24">Normative Reference </text:span>– References that contain provisions that one must conform to in order to claim compliance with the standard that contains said normative reference.</text:p>
      <text:p text:style-name="Body"><text:span text:style-name="T24">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24">Platform Independent Model (PIM) </text:span>- A model of a subsystem that contains no information specific to the platform, or the technology that is used to realize it. <text:s/></text:p>
      <text:p text:style-name="Body"><text:span text:style-name="T24">Platform Specific Model (PSM</text:span><text:span text:style-name="T4">)</text:span> - A model of a subsystem that includes information about the specific technology that is used in the realization of it on a specific platform, and hence possibly contains elements that are specific to the platform.</text:p>
      <text:p text:style-name="Body"><text:span text:style-name="T24">Request for Information (RFI) </text:span>- A general request to industry, academia, and any other interested parties to submit information about a particular technology area to one of the OMG's Technology Committee subgroups.</text:p>
      <text:p text:style-name="Body"><text:soft-page-break/><text:span text:style-name="T24">Request for Proposal (RFP)</text:span> - A document requesting OMG members to submit proposals to the OMG's Technology Committee. Such proposals must be received by a certain deadline and are evaluated by the issuing task force.</text:p>
      <text:p text:style-name="Body"><text:span text:style-name="T24">Task Force (TF)</text:span> - The OMG Technology Committee subgroup responsible for issuing a RFP and evaluating submission(s).</text:p>
      <text:p text:style-name="Body"><text:span text:style-name="T24">Technology Committee (TC)</text:span> - The body responsible for recommending technologies for adoption to the BoD. There are two TCs in OMG – <text:span text:style-name="T4">Platform TC</text:span> (PTC), that focuses on IT and modeling infrastructure related standards; and <text:span text:style-name="T4">Domain TC</text:span> (DTC), that focus on domain specific standards.</text:p>
      <text:p text:style-name="Body"><text:span text:style-name="T24">Unified Modeling Language (UML)</text:span> - An OMG standard language for specifying the structure and behavior of systems. <text:s/>The standard defines an abstract syntax and a graphical concrete syntax.</text:p>
      <text:p text:style-name="Body"><text:span text:style-name="T24">UML Profile</text:span> - A standardized set of extensions and constraints that tailors UML to particular use.</text:p>
      <text:p text:style-name="Body"><text:span text:style-name="T24">XML Metadata Interchange (XMI)</text:span> - An OMG standard that facilitates interchange of models via XML documents.</text:p>
      <text:p text:style-name="P45"/>
      <text:p text:style-name="P51"/>
      <text:p text:style-name="P45"/>
      <text:p text:style-name="P45"/>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class="text" style:default-outline-level="1">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class="text" style:default-outline-level="2">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class="text" style:default-outline-level="3">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class="text" style:default-outline-level="5">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edad4"/>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47044944">
            <text:deletion>
              <office:change-info>
                <dc:creator>Johnny Willemsen</dc:creator>
                <dc:date>2010-08-10T14:33:00</dc:date>
              </office:change-info>
              <text:p text:style-name="Header">08</text:p>
            </text:deletion>
          </text:changed-region>
          <text:changed-region text:id="ct47045616">
            <text:insertion>
              <office:change-info>
                <dc:creator>Johnny Willemsen</dc:creator>
                <dc:date>2010-08-10T14:33:00</dc:date>
              </office:change-info>
            </text:insertion>
          </text:changed-region>
          <text:changed-region text:id="ct47045808">
            <text:deletion>
              <office:change-info>
                <dc:creator>Johnny Willemsen</dc:creator>
                <dc:date>2010-08-10T14:33:00</dc:date>
              </office:change-info>
              <text:p text:style-name="Header">03</text:p>
            </text:deletion>
          </text:changed-region>
          <text:changed-region text:id="ct47046224">
            <text:insertion>
              <office:change-info>
                <dc:creator>Johnny Willemsen</dc:creator>
                <dc:date>2010-08-10T14:33:00</dc:date>
              </office:change-info>
            </text:insertion>
          </text:changed-region>
          <text:changed-region text:id="ct47046416">
            <text:deletion>
              <office:change-info>
                <dc:creator>Johnny Willemsen</dc:creator>
                <dc:date>2010-08-10T14:33:00</dc:date>
              </office:change-info>
              <text:p text:style-name="Header">04</text:p>
            </text:deletion>
          </text:changed-region>
          <text:changed-region text:id="ct47046832">
            <text:insertion>
              <office:change-info>
                <dc:creator>Johnny Willemsen</dc:creator>
                <dc:date>2010-08-10T14:33:00</dc:date>
              </office:change-info>
            </text:insertion>
          </text:changed-region>
        </text:tracked-changes>
        <text:p text:style-name="Header">mars/20<text:change text:change-id="ct47044944"/><text:change-start text:change-id="ct47045616"/><text:span text:style-name="MT1">10</text:span><text:change-end text:change-id="ct47045616"/>-<text:change text:change-id="ct47045808"/><text:change-start text:change-id="ct47046224"/><text:span text:style-name="MT1">xx</text:span><text:change-end text:change-id="ct47046224"/>-<text:change text:change-id="ct47046416"/><text:change-start text:change-id="ct47046832"/><text:span text:style-name="MT1">yy</text:span><text:change-end text:change-id="ct47046832"/></text:p>
      </style:header>
      <style:footer>
        <text:p text:style-name="right_20_footer">OMG RFP<text:tab/>% , "<text:tab/><text:page-number style:num-format="1"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Gerardo Pardo-Castellote</meta:initial-creator>
    <meta:creation-date>2008-02-10T13:58:00</meta:creation-date>
    <dc:creator>Mark Hayman</dc:creator>
    <dc:date>2010-08-19T00:19:13</dc:date>
    <meta:print-date>2008-03-10T10:17:00</meta:print-date>
    <meta:editing-cycles>33</meta:editing-cycles>
    <meta:editing-duration>PT126H59M58S</meta:editing-duration>
    <meta:document-statistic meta:table-count="1" meta:image-count="0" meta:object-count="0" meta:page-count="14" meta:paragraph-count="513" meta:word-count="9322" meta:character-count="61997"/>
    <meta:user-defined meta:name="Info 1"/>
    <meta:user-defined meta:name="Info 2"/>
    <meta:user-defined meta:name="Info 3"/>
    <meta:user-defined meta:name="Info 4"/>
  </office:meta>
</office:document-meta>
</file>